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cg.C</text:p>
          </table:table-cell>
          <table:table-cell office:value-type="float" office:value="17.62" calcext:value-type="float">
            <text:p>17.62</text:p>
          </table:table-cell>
          <table:table-cell office:value-type="float" office:value="16.68" calcext:value-type="float">
            <text:p>16.68</text:p>
          </table:table-cell>
          <table:table-cell office:value-type="float" office:value="17.42" calcext:value-type="float">
            <text:p>17.42</text:p>
          </table:table-cell>
          <table:table-cell office:value-type="float" office:value="17.58" calcext:value-type="float">
            <text:p>17.58</text:p>
          </table:table-cell>
          <table:table-cell office:value-type="float" office:value="17.87" calcext:value-type="float">
            <text:p>17.87</text:p>
          </table:table-cell>
          <table:table-cell office:value-type="float" office:value="17.23" calcext:value-type="float">
            <text:p>17.23</text:p>
          </table:table-cell>
          <table:table-cell office:value-type="float" office:value="16.8" calcext:value-type="float">
            <text:p>16.8</text:p>
          </table:table-cell>
          <table:table-cell office:value-type="float" office:value="20.71" calcext:value-type="float">
            <text:p>20.71</text:p>
          </table:table-cell>
          <table:table-cell office:value-type="float" office:value="16.63" calcext:value-type="float">
            <text:p>16.63</text:p>
          </table:table-cell>
          <table:table-cell office:value-type="float" office:value="16.55" calcext:value-type="float">
            <text:p>16.55</text:p>
          </table:table-cell>
          <table:table-cell office:value-type="float" office:value="16.81" calcext:value-type="float">
            <text:p>16.81</text:p>
          </table:table-cell>
          <table:table-cell office:value-type="float" office:value="17.87" calcext:value-type="float">
            <text:p>17.87</text:p>
          </table:table-cell>
          <table:table-cell office:value-type="float" office:value="17.21" calcext:value-type="float">
            <text:p>17.21</text:p>
          </table:table-cell>
          <table:table-cell office:value-type="float" office:value="18.76" calcext:value-type="float">
            <text:p>18.76</text:p>
          </table:table-cell>
          <table:table-cell office:value-type="float" office:value="17.29" calcext:value-type="float">
            <text:p>17.29</text:p>
          </table:table-cell>
          <table:table-cell office:value-type="float" office:value="17.8" calcext:value-type="float">
            <text:p>17.8</text:p>
          </table:table-cell>
          <table:table-cell office:value-type="float" office:value="16.8" calcext:value-type="float">
            <text:p>16.8</text:p>
          </table:table-cell>
          <table:table-cell office:value-type="float" office:value="18.01" calcext:value-type="float">
            <text:p>18.01</text:p>
          </table:table-cell>
          <table:table-cell office:value-type="float" office:value="16.49" calcext:value-type="float">
            <text:p>16.49</text:p>
          </table:table-cell>
          <table:table-cell office:value-type="float" office:value="17.29" calcext:value-type="float">
            <text:p>17.29</text:p>
          </table:table-cell>
          <table:table-cell office:value-type="float" office:value="16.15" calcext:value-type="float">
            <text:p>16.15</text:p>
          </table:table-cell>
          <table:table-cell office:value-type="float" office:value="16.52" calcext:value-type="float">
            <text:p>16.52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7.29" calcext:value-type="float">
            <text:p>17.29</text:p>
          </table:table-cell>
          <table:table-cell office:value-type="float" office:value="17.05" calcext:value-type="float">
            <text:p>17.05</text:p>
          </table:table-cell>
          <table:table-cell office:value-type="float" office:value="17.3" calcext:value-type="float">
            <text:p>17.3</text:p>
          </table:table-cell>
          <table:table-cell office:value-type="float" office:value="17.47" calcext:value-type="float">
            <text:p>17.47</text:p>
          </table:table-cell>
          <table:table-cell office:value-type="float" office:value="17.48" calcext:value-type="float">
            <text:p>17.48</text:p>
          </table:table-cell>
          <table:table-cell office:value-type="float" office:value="17.06" calcext:value-type="float">
            <text:p>17.06</text:p>
          </table:table-cell>
          <table:table-cell office:value-type="float" office:value="17.44" calcext:value-type="float">
            <text:p>17.44</text:p>
          </table:table-cell>
          <table:table-cell office:value-type="float" office:value="16.76" calcext:value-type="float">
            <text:p>16.76</text:p>
          </table:table-cell>
          <table:table-cell office:value-type="float" office:value="17.29" calcext:value-type="float">
            <text:p>17.29</text:p>
          </table:table-cell>
          <table:table-cell office:value-type="float" office:value="16.58" calcext:value-type="float">
            <text:p>16.58</text:p>
          </table:table-cell>
          <table:table-cell office:value-type="float" office:value="17.59" calcext:value-type="float">
            <text:p>17.59</text:p>
          </table:table-cell>
          <table:table-cell office:value-type="float" office:value="19.46" calcext:value-type="float">
            <text:p>19.46</text:p>
          </table:table-cell>
          <table:table-cell office:value-type="float" office:value="16.3" calcext:value-type="float">
            <text:p>16.3</text:p>
          </table:table-cell>
          <table:table-cell office:value-type="float" office:value="16.89" calcext:value-type="float">
            <text:p>16.89</text:p>
          </table:table-cell>
          <table:table-cell office:value-type="float" office:value="19.37" calcext:value-type="float">
            <text:p>19.37</text:p>
          </table:table-cell>
          <table:table-cell office:value-type="float" office:value="17.45" calcext:value-type="float">
            <text:p>17.45</text:p>
          </table:table-cell>
          <table:table-cell office:value-type="float" office:value="16.85" calcext:value-type="float">
            <text:p>16.85</text:p>
          </table:table-cell>
          <table:table-cell office:value-type="float" office:value="17.49" calcext:value-type="float">
            <text:p>17.49</text:p>
          </table:table-cell>
          <table:table-cell office:value-type="float" office:value="17.21" calcext:value-type="float">
            <text:p>17.21</text:p>
          </table:table-cell>
          <table:table-cell office:value-type="float" office:value="17.07" calcext:value-type="float">
            <text:p>17.07</text:p>
          </table:table-cell>
          <table:table-cell office:value-type="float" office:value="17.03" calcext:value-type="float">
            <text:p>17.03</text:p>
          </table:table-cell>
          <table:table-cell office:value-type="float" office:value="17.65" calcext:value-type="float">
            <text:p>17.65</text:p>
          </table:table-cell>
          <table:table-cell office:value-type="float" office:value="16.13" calcext:value-type="float">
            <text:p>16.13</text:p>
          </table:table-cell>
          <table:table-cell office:value-type="float" office:value="19.03" calcext:value-type="float">
            <text:p>19.03</text:p>
          </table:table-cell>
          <table:table-cell office:value-type="float" office:value="18.93" calcext:value-type="float">
            <text:p>18.93</text:p>
          </table:table-cell>
          <table:table-cell office:value-type="float" office:value="16.81" calcext:value-type="float">
            <text:p>16.81</text:p>
          </table:table-cell>
          <table:table-cell table:formula="of:=AVERAGE([.B1:.AY1])" office:value-type="float" office:value="17.3972" calcext:value-type="float">
            <text:p>17.3972</text:p>
          </table:table-cell>
          <table:table-cell/>
        </table:table-row>
        <table:table-row table:style-name="ro1">
          <table:table-cell office:value-type="string" calcext:value-type="string">
            <text:p>cg.C</text:p>
          </table:table-cell>
          <table:table-cell office:value-type="float" office:value="19.03" calcext:value-type="float">
            <text:p>19.03</text:p>
          </table:table-cell>
          <table:table-cell office:value-type="float" office:value="17.77" calcext:value-type="float">
            <text:p>17.77</text:p>
          </table:table-cell>
          <table:table-cell office:value-type="float" office:value="17.27" calcext:value-type="float">
            <text:p>17.27</text:p>
          </table:table-cell>
          <table:table-cell office:value-type="float" office:value="16.68" calcext:value-type="float">
            <text:p>16.68</text:p>
          </table:table-cell>
          <table:table-cell office:value-type="float" office:value="17.68" calcext:value-type="float">
            <text:p>17.68</text:p>
          </table:table-cell>
          <table:table-cell office:value-type="float" office:value="17.29" calcext:value-type="float">
            <text:p>17.29</text:p>
          </table:table-cell>
          <table:table-cell office:value-type="float" office:value="17.43" calcext:value-type="float">
            <text:p>17.43</text:p>
          </table:table-cell>
          <table:table-cell office:value-type="float" office:value="17.56" calcext:value-type="float">
            <text:p>17.56</text:p>
          </table:table-cell>
          <table:table-cell office:value-type="float" office:value="17.69" calcext:value-type="float">
            <text:p>17.69</text:p>
          </table:table-cell>
          <table:table-cell office:value-type="float" office:value="17.59" calcext:value-type="float">
            <text:p>17.59</text:p>
          </table:table-cell>
          <table:table-cell office:value-type="float" office:value="17.73" calcext:value-type="float">
            <text:p>17.73</text:p>
          </table:table-cell>
          <table:table-cell office:value-type="float" office:value="17.9" calcext:value-type="float">
            <text:p>17.9</text:p>
          </table:table-cell>
          <table:table-cell office:value-type="float" office:value="17.65" calcext:value-type="float">
            <text:p>17.65</text:p>
          </table:table-cell>
          <table:table-cell office:value-type="float" office:value="16.95" calcext:value-type="float">
            <text:p>16.95</text:p>
          </table:table-cell>
          <table:table-cell office:value-type="float" office:value="17.78" calcext:value-type="float">
            <text:p>17.78</text:p>
          </table:table-cell>
          <table:table-cell office:value-type="float" office:value="17.29" calcext:value-type="float">
            <text:p>17.29</text:p>
          </table:table-cell>
          <table:table-cell office:value-type="float" office:value="20.85" calcext:value-type="float">
            <text:p>20.85</text:p>
          </table:table-cell>
          <table:table-cell office:value-type="float" office:value="19.63" calcext:value-type="float">
            <text:p>19.63</text:p>
          </table:table-cell>
          <table:table-cell office:value-type="float" office:value="17.85" calcext:value-type="float">
            <text:p>17.8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5" calcext:value-type="float">
            <text:p>17.65</text:p>
          </table:table-cell>
          <table:table-cell office:value-type="float" office:value="17.56" calcext:value-type="float">
            <text:p>17.56</text:p>
          </table:table-cell>
          <table:table-cell office:value-type="float" office:value="17.08" calcext:value-type="float">
            <text:p>17.08</text:p>
          </table:table-cell>
          <table:table-cell office:value-type="float" office:value="17.4" calcext:value-type="float">
            <text:p>17.4</text:p>
          </table:table-cell>
          <table:table-cell office:value-type="float" office:value="19.22" calcext:value-type="float">
            <text:p>19.22</text:p>
          </table:table-cell>
          <table:table-cell office:value-type="float" office:value="17.5" calcext:value-type="float">
            <text:p>17.5</text:p>
          </table:table-cell>
          <table:table-cell office:value-type="float" office:value="20.56" calcext:value-type="float">
            <text:p>20.56</text:p>
          </table:table-cell>
          <table:table-cell office:value-type="float" office:value="17.43" calcext:value-type="float">
            <text:p>17.43</text:p>
          </table:table-cell>
          <table:table-cell office:value-type="float" office:value="17.25" calcext:value-type="float">
            <text:p>17.25</text:p>
          </table:table-cell>
          <table:table-cell office:value-type="float" office:value="16.9" calcext:value-type="float">
            <text:p>16.9</text:p>
          </table:table-cell>
          <table:table-cell office:value-type="float" office:value="20.45" calcext:value-type="float">
            <text:p>20.45</text:p>
          </table:table-cell>
          <table:table-cell office:value-type="float" office:value="17.6" calcext:value-type="float">
            <text:p>17.6</text:p>
          </table:table-cell>
          <table:table-cell office:value-type="float" office:value="17.24" calcext:value-type="float">
            <text:p>17.24</text:p>
          </table:table-cell>
          <table:table-cell office:value-type="float" office:value="16.85" calcext:value-type="float">
            <text:p>16.85</text:p>
          </table:table-cell>
          <table:table-cell office:value-type="float" office:value="17.85" calcext:value-type="float">
            <text:p>17.85</text:p>
          </table:table-cell>
          <table:table-cell office:value-type="float" office:value="17.26" calcext:value-type="float">
            <text:p>17.26</text:p>
          </table:table-cell>
          <table:table-cell office:value-type="float" office:value="17.8" calcext:value-type="float">
            <text:p>17.8</text:p>
          </table:table-cell>
          <table:table-cell office:value-type="float" office:value="17.49" calcext:value-type="float">
            <text:p>17.49</text:p>
          </table:table-cell>
          <table:table-cell office:value-type="float" office:value="17.17" calcext:value-type="float">
            <text:p>17.17</text:p>
          </table:table-cell>
          <table:table-cell office:value-type="float" office:value="17.29" calcext:value-type="float">
            <text:p>17.29</text:p>
          </table:table-cell>
          <table:table-cell office:value-type="float" office:value="17.47" calcext:value-type="float">
            <text:p>17.47</text:p>
          </table:table-cell>
          <table:table-cell office:value-type="float" office:value="16.88" calcext:value-type="float">
            <text:p>16.88</text:p>
          </table:table-cell>
          <table:table-cell office:value-type="float" office:value="17.07" calcext:value-type="float">
            <text:p>17.07</text:p>
          </table:table-cell>
          <table:table-cell office:value-type="float" office:value="17.42" calcext:value-type="float">
            <text:p>17.42</text:p>
          </table:table-cell>
          <table:table-cell office:value-type="float" office:value="17.38" calcext:value-type="float">
            <text:p>17.38</text:p>
          </table:table-cell>
          <table:table-cell office:value-type="float" office:value="17.59" calcext:value-type="float">
            <text:p>17.59</text:p>
          </table:table-cell>
          <table:table-cell office:value-type="float" office:value="17.42" calcext:value-type="float">
            <text:p>17.42</text:p>
          </table:table-cell>
          <table:table-cell office:value-type="float" office:value="17.58" calcext:value-type="float">
            <text:p>17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7.58" calcext:value-type="float">
            <text:p>17.58</text:p>
          </table:table-cell>
          <table:table-cell table:number-columns-repeated="2"/>
        </table:table-row>
        <table:table-row table:style-name="ro1">
          <table:table-cell/>
          <table:table-cell table:formula="of:=[.B2]/[.$AZ1]" office:value-type="float" office:value="1.09385418343182" calcext:value-type="float">
            <text:p>1.09385418343182</text:p>
          </table:table-cell>
          <table:table-cell table:formula="of:=[.C2]/[.$AZ1]" office:value-type="float" office:value="1.02142873565861" calcext:value-type="float">
            <text:p>1.02142873565861</text:p>
          </table:table-cell>
          <table:table-cell table:formula="of:=[.D2]/[.$AZ1]" office:value-type="float" office:value="0.992688478605752" calcext:value-type="float">
            <text:p>0.992688478605752</text:p>
          </table:table-cell>
          <table:table-cell table:formula="of:=[.E2]/[.$AZ1]" office:value-type="float" office:value="0.958774975283379" calcext:value-type="float">
            <text:p>0.958774975283379</text:p>
          </table:table-cell>
          <table:table-cell table:formula="of:=[.F2]/[.$AZ1]" office:value-type="float" office:value="1.0162554893891" calcext:value-type="float">
            <text:p>1.0162554893891</text:p>
          </table:table-cell>
          <table:table-cell table:formula="of:=[.G2]/[.$AZ1]" office:value-type="float" office:value="0.993838088887867" calcext:value-type="float">
            <text:p>0.993838088887867</text:p>
          </table:table-cell>
          <table:table-cell table:formula="of:=[.H2]/[.$AZ1]" office:value-type="float" office:value="1.00188536086267" calcext:value-type="float">
            <text:p>1.00188536086267</text:p>
          </table:table-cell>
          <table:table-cell table:formula="of:=[.I2]/[.$AZ1]" office:value-type="float" office:value="1.00935782769641" calcext:value-type="float">
            <text:p>1.00935782769641</text:p>
          </table:table-cell>
          <table:table-cell table:formula="of:=[.J2]/[.$AZ1]" office:value-type="float" office:value="1.01683029453015" calcext:value-type="float">
            <text:p>1.01683029453015</text:p>
          </table:table-cell>
          <table:table-cell table:formula="of:=[.K2]/[.$AZ1]" office:value-type="float" office:value="1.01108224311958" calcext:value-type="float">
            <text:p>1.01108224311958</text:p>
          </table:table-cell>
          <table:table-cell table:formula="of:=[.L2]/[.$AZ1]" office:value-type="float" office:value="1.01912951509438" calcext:value-type="float">
            <text:p>1.01912951509438</text:p>
          </table:table-cell>
          <table:table-cell table:formula="of:=[.M2]/[.$AZ1]" office:value-type="float" office:value="1.02890120249236" calcext:value-type="float">
            <text:p>1.02890120249236</text:p>
          </table:table-cell>
          <table:table-cell table:formula="of:=[.N2]/[.$AZ1]" office:value-type="float" office:value="1.01453107396593" calcext:value-type="float">
            <text:p>1.01453107396593</text:p>
          </table:table-cell>
          <table:table-cell table:formula="of:=[.O2]/[.$AZ1]" office:value-type="float" office:value="0.974294714091923" calcext:value-type="float">
            <text:p>0.974294714091923</text:p>
          </table:table-cell>
          <table:table-cell table:formula="of:=[.P2]/[.$AZ1]" office:value-type="float" office:value="1.02200354079967" calcext:value-type="float">
            <text:p>1.02200354079967</text:p>
          </table:table-cell>
          <table:table-cell table:formula="of:=[.Q2]/[.$AZ1]" office:value-type="float" office:value="0.993838088887867" calcext:value-type="float">
            <text:p>0.993838088887867</text:p>
          </table:table-cell>
          <table:table-cell table:formula="of:=[.R2]/[.$AZ1]" office:value-type="float" office:value="1.19846871910422" calcext:value-type="float">
            <text:p>1.19846871910422</text:p>
          </table:table-cell>
          <table:table-cell table:formula="of:=[.S2]/[.$AZ1]" office:value-type="float" office:value="1.12834249189525" calcext:value-type="float">
            <text:p>1.12834249189525</text:p>
          </table:table-cell>
          <table:table-cell table:formula="of:=[.T2]/[.$AZ1]" office:value-type="float" office:value="1.02602717678707" calcext:value-type="float">
            <text:p>1.02602717678707</text:p>
          </table:table-cell>
          <table:table-cell table:formula="of:=[.U2]/[.$AZ1]" office:value-type="float" office:value="0.985216011772009" calcext:value-type="float">
            <text:p>0.985216011772009</text:p>
          </table:table-cell>
          <table:table-cell table:formula="of:=[.V2]/[.$AZ1]" office:value-type="float" office:value="1.01453107396593" calcext:value-type="float">
            <text:p>1.01453107396593</text:p>
          </table:table-cell>
          <table:table-cell table:formula="of:=[.W2]/[.$AZ1]" office:value-type="float" office:value="1.00935782769641" calcext:value-type="float">
            <text:p>1.00935782769641</text:p>
          </table:table-cell>
          <table:table-cell table:formula="of:=[.X2]/[.$AZ1]" office:value-type="float" office:value="0.981767180925666" calcext:value-type="float">
            <text:p>0.981767180925666</text:p>
          </table:table-cell>
          <table:table-cell table:formula="of:=[.Y2]/[.$AZ1]" office:value-type="float" office:value="1.0001609454395" calcext:value-type="float">
            <text:p>1.0001609454395</text:p>
          </table:table-cell>
          <table:table-cell table:formula="of:=[.Z2]/[.$AZ1]" office:value-type="float" office:value="1.1047754811119" calcext:value-type="float">
            <text:p>1.1047754811119</text:p>
          </table:table-cell>
          <table:table-cell table:formula="of:=[.AA2]/[.$AZ1]" office:value-type="float" office:value="1.00590899685007" calcext:value-type="float">
            <text:p>1.00590899685007</text:p>
          </table:table-cell>
          <table:table-cell table:formula="of:=[.AB2]/[.$AZ1]" office:value-type="float" office:value="1.18179937001357" calcext:value-type="float">
            <text:p>1.18179937001357</text:p>
          </table:table-cell>
          <table:table-cell table:formula="of:=[.AC2]/[.$AZ1]" office:value-type="float" office:value="1.00188536086267" calcext:value-type="float">
            <text:p>1.00188536086267</text:p>
          </table:table-cell>
          <table:table-cell table:formula="of:=[.AD2]/[.$AZ1]" office:value-type="float" office:value="0.991538868323638" calcext:value-type="float">
            <text:p>0.991538868323638</text:p>
          </table:table-cell>
          <table:table-cell table:formula="of:=[.AE2]/[.$AZ1]" office:value-type="float" office:value="0.971420688386637" calcext:value-type="float">
            <text:p>0.971420688386637</text:p>
          </table:table-cell>
          <table:table-cell table:formula="of:=[.AF2]/[.$AZ1]" office:value-type="float" office:value="1.17547651346194" calcext:value-type="float">
            <text:p>1.17547651346194</text:p>
          </table:table-cell>
          <table:table-cell table:formula="of:=[.AG2]/[.$AZ1]" office:value-type="float" office:value="1.01165704826064" calcext:value-type="float">
            <text:p>1.01165704826064</text:p>
          </table:table-cell>
          <table:table-cell table:formula="of:=[.AH2]/[.$AZ1]" office:value-type="float" office:value="0.990964063182581" calcext:value-type="float">
            <text:p>0.990964063182581</text:p>
          </table:table-cell>
          <table:table-cell table:formula="of:=[.AI2]/[.$AZ1]" office:value-type="float" office:value="0.968546662681351" calcext:value-type="float">
            <text:p>0.968546662681351</text:p>
          </table:table-cell>
          <table:table-cell table:formula="of:=[.AJ2]/[.$AZ1]" office:value-type="float" office:value="1.02602717678707" calcext:value-type="float">
            <text:p>1.02602717678707</text:p>
          </table:table-cell>
          <table:table-cell table:formula="of:=[.AK2]/[.$AZ1]" office:value-type="float" office:value="0.992113673464695" calcext:value-type="float">
            <text:p>0.992113673464695</text:p>
          </table:table-cell>
          <table:table-cell table:formula="of:=[.AL2]/[.$AZ1]" office:value-type="float" office:value="1.02315315108178" calcext:value-type="float">
            <text:p>1.02315315108178</text:p>
          </table:table-cell>
          <table:table-cell table:formula="of:=[.AM2]/[.$AZ1]" office:value-type="float" office:value="1.00533419170901" calcext:value-type="float">
            <text:p>1.00533419170901</text:p>
          </table:table-cell>
          <table:table-cell table:formula="of:=[.AN2]/[.$AZ1]" office:value-type="float" office:value="0.986940427195181" calcext:value-type="float">
            <text:p>0.986940427195181</text:p>
          </table:table-cell>
          <table:table-cell table:formula="of:=[.AO2]/[.$AZ1]" office:value-type="float" office:value="0.993838088887867" calcext:value-type="float">
            <text:p>0.993838088887867</text:p>
          </table:table-cell>
          <table:table-cell table:formula="of:=[.AP2]/[.$AZ1]" office:value-type="float" office:value="1.0041845814269" calcext:value-type="float">
            <text:p>1.0041845814269</text:p>
          </table:table-cell>
          <table:table-cell table:formula="of:=[.AQ2]/[.$AZ1]" office:value-type="float" office:value="0.970271078104522" calcext:value-type="float">
            <text:p>0.970271078104522</text:p>
          </table:table-cell>
          <table:table-cell table:formula="of:=[.AR2]/[.$AZ1]" office:value-type="float" office:value="0.981192375784609" calcext:value-type="float">
            <text:p>0.981192375784609</text:p>
          </table:table-cell>
          <table:table-cell table:formula="of:=[.AS2]/[.$AZ1]" office:value-type="float" office:value="1.00131055572161" calcext:value-type="float">
            <text:p>1.00131055572161</text:p>
          </table:table-cell>
          <table:table-cell table:formula="of:=[.AT2]/[.$AZ1]" office:value-type="float" office:value="0.999011335157381" calcext:value-type="float">
            <text:p>0.999011335157381</text:p>
          </table:table-cell>
          <table:table-cell table:formula="of:=[.AU2]/[.$AZ1]" office:value-type="float" office:value="1.01108224311958" calcext:value-type="float">
            <text:p>1.01108224311958</text:p>
          </table:table-cell>
          <table:table-cell table:formula="of:=[.AV2]/[.$AZ1]" office:value-type="float" office:value="1.00131055572161" calcext:value-type="float">
            <text:p>1.00131055572161</text:p>
          </table:table-cell>
          <table:table-cell table:formula="of:=[.AW2]/[.$AZ1]" office:value-type="float" office:value="1.01050743797853" calcext:value-type="float">
            <text:p>1.01050743797853</text:p>
          </table:table-cell>
          <table:table-cell table:formula="of:=[.AX2]/[.$AZ1]" office:value-type="float" office:value="1.01912951509438" calcext:value-type="float">
            <text:p>1.01912951509438</text:p>
          </table:table-cell>
          <table:table-cell table:formula="of:=[.AY2]/[.$AZ1]" office:value-type="float" office:value="1.01050743797853" calcext:value-type="float">
            <text:p>1.01050743797853</text:p>
          </table:table-cell>
          <table:table-cell table:style-name="ce1" table:formula="of:=AVERAGE([.B3:.AY3])" office:value-type="float" office:value="1.01904904237463" calcext:value-type="float">
            <text:p>1.0190</text:p>
          </table:table-cell>
          <table:table-cell table:style-name="ce1" table:formula="of:=STDEV([.B3:.AY3])" office:value-type="float" office:value="0.0523132630492838" calcext:value-type="float">
            <text:p>0.0523</text:p>
          </table:table-cell>
        </table:table-row>
        <table:table-row table:style-name="ro1">
          <table:table-cell table:number-columns-repeated="51"/>
          <table:table-cell table:style-name="ce1" table:number-columns-repeated="2"/>
        </table:table-row>
        <table:table-row table:style-name="ro1">
          <table:table-cell office:value-type="string" calcext:value-type="string">
            <text:p>ep.C</text:p>
          </table:table-cell>
          <table:table-cell office:value-type="float" office:value="12.58" calcext:value-type="float">
            <text:p>12.58</text:p>
          </table:table-cell>
          <table:table-cell office:value-type="float" office:value="12.56" calcext:value-type="float">
            <text:p>12.56</text:p>
          </table:table-cell>
          <table:table-cell office:value-type="float" office:value="12.62" calcext:value-type="float">
            <text:p>12.62</text:p>
          </table:table-cell>
          <table:table-cell office:value-type="float" office:value="12.55" calcext:value-type="float">
            <text:p>12.55</text:p>
          </table:table-cell>
          <table:table-cell office:value-type="float" office:value="12.47" calcext:value-type="float">
            <text:p>12.4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54" calcext:value-type="float">
            <text:p>12.54</text:p>
          </table:table-cell>
          <table:table-cell office:value-type="float" office:value="12.58" calcext:value-type="float">
            <text:p>12.5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57" calcext:value-type="float">
            <text:p>12.5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59" calcext:value-type="float">
            <text:p>12.59</text:p>
          </table:table-cell>
          <table:table-cell office:value-type="float" office:value="12.66" calcext:value-type="float">
            <text:p>12.66</text:p>
          </table:table-cell>
          <table:table-cell office:value-type="float" office:value="12.61" calcext:value-type="float">
            <text:p>12.61</text:p>
          </table:table-cell>
          <table:table-cell office:value-type="float" office:value="12.62" calcext:value-type="float">
            <text:p>12.62</text:p>
          </table:table-cell>
          <table:table-cell office:value-type="float" office:value="12.54" calcext:value-type="float">
            <text:p>12.54</text:p>
          </table:table-cell>
          <table:table-cell office:value-type="float" office:value="12.62" calcext:value-type="float">
            <text:p>12.62</text:p>
          </table:table-cell>
          <table:table-cell office:value-type="float" office:value="12.5" calcext:value-type="float">
            <text:p>12.5</text:p>
          </table:table-cell>
          <table:table-cell office:value-type="float" office:value="12.53" calcext:value-type="float">
            <text:p>12.53</text:p>
          </table:table-cell>
          <table:table-cell office:value-type="float" office:value="12.49" calcext:value-type="float">
            <text:p>12.49</text:p>
          </table:table-cell>
          <table:table-cell office:value-type="float" office:value="12.6" calcext:value-type="float">
            <text:p>12.6</text:p>
          </table:table-cell>
          <table:table-cell office:value-type="float" office:value="12.57" calcext:value-type="float">
            <text:p>12.57</text:p>
          </table:table-cell>
          <table:table-cell office:value-type="float" office:value="12.51" calcext:value-type="float">
            <text:p>12.51</text:p>
          </table:table-cell>
          <table:table-cell office:value-type="float" office:value="12.67" calcext:value-type="float">
            <text:p>12.67</text:p>
          </table:table-cell>
          <table:table-cell office:value-type="float" office:value="12.5" calcext:value-type="float">
            <text:p>12.5</text:p>
          </table:table-cell>
          <table:table-cell office:value-type="float" office:value="12.67" calcext:value-type="float">
            <text:p>12.67</text:p>
          </table:table-cell>
          <table:table-cell office:value-type="float" office:value="12.57" calcext:value-type="float">
            <text:p>12.57</text:p>
          </table:table-cell>
          <table:table-cell office:value-type="float" office:value="12.52" calcext:value-type="float">
            <text:p>12.52</text:p>
          </table:table-cell>
          <table:table-cell office:value-type="float" office:value="12.63" calcext:value-type="float">
            <text:p>12.63</text:p>
          </table:table-cell>
          <table:table-cell office:value-type="float" office:value="12.6" calcext:value-type="float">
            <text:p>12.6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12.46" calcext:value-type="float">
            <text:p>12.46</text:p>
          </table:table-cell>
          <table:table-cell office:value-type="float" office:value="12.68" calcext:value-type="float">
            <text:p>12.68</text:p>
          </table:table-cell>
          <table:table-cell office:value-type="float" office:value="12.6" calcext:value-type="float">
            <text:p>12.6</text:p>
          </table:table-cell>
          <table:table-cell office:value-type="float" office:value="12.58" calcext:value-type="float">
            <text:p>12.58</text:p>
          </table:table-cell>
          <table:table-cell office:value-type="float" office:value="12.49" calcext:value-type="float">
            <text:p>12.49</text:p>
          </table:table-cell>
          <table:table-cell office:value-type="float" office:value="12.55" calcext:value-type="float">
            <text:p>12.55</text:p>
          </table:table-cell>
          <table:table-cell office:value-type="float" office:value="12.56" calcext:value-type="float">
            <text:p>12.56</text:p>
          </table:table-cell>
          <table:table-cell office:value-type="float" office:value="12.58" calcext:value-type="float">
            <text:p>12.58</text:p>
          </table:table-cell>
          <table:table-cell office:value-type="float" office:value="12.51" calcext:value-type="float">
            <text:p>12.51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9" calcext:value-type="float">
            <text:p>12.69</text:p>
          </table:table-cell>
          <table:table-cell office:value-type="float" office:value="12.66" calcext:value-type="float">
            <text:p>12.66</text:p>
          </table:table-cell>
          <table:table-cell office:value-type="float" office:value="12.67" calcext:value-type="float">
            <text:p>12.67</text:p>
          </table:table-cell>
          <table:table-cell office:value-type="float" office:value="12.46" calcext:value-type="float">
            <text:p>12.46</text:p>
          </table:table-cell>
          <table:table-cell office:value-type="float" office:value="12.53" calcext:value-type="float">
            <text:p>12.53</text:p>
          </table:table-cell>
          <table:table-cell table:number-columns-repeated="2" office:value-type="float" office:value="12.48" calcext:value-type="float">
            <text:p>12.48</text:p>
          </table:table-cell>
          <table:table-cell office:value-type="float" office:value="12.63" calcext:value-type="float">
            <text:p>12.63</text:p>
          </table:table-cell>
          <table:table-cell table:formula="of:=AVERAGE([.B5:.AY5])" office:value-type="float" office:value="12.5658" calcext:value-type="float">
            <text:p>12.5658</text:p>
          </table:table-cell>
          <table:table-cell/>
        </table:table-row>
        <table:table-row table:style-name="ro1">
          <table:table-cell office:value-type="string" calcext:value-type="string">
            <text:p>ep.C</text:p>
          </table:table-cell>
          <table:table-cell office:value-type="float" office:value="12.54" calcext:value-type="float">
            <text:p>12.54</text:p>
          </table:table-cell>
          <table:table-cell office:value-type="float" office:value="12.65" calcext:value-type="float">
            <text:p>12.65</text:p>
          </table:table-cell>
          <table:table-cell office:value-type="float" office:value="12.54" calcext:value-type="float">
            <text:p>12.54</text:p>
          </table:table-cell>
          <table:table-cell table:number-columns-repeated="2" office:value-type="float" office:value="12.61" calcext:value-type="float">
            <text:p>12.61</text:p>
          </table:table-cell>
          <table:table-cell office:value-type="float" office:value="12.55" calcext:value-type="float">
            <text:p>12.55</text:p>
          </table:table-cell>
          <table:table-cell office:value-type="float" office:value="12.5" calcext:value-type="float">
            <text:p>12.5</text:p>
          </table:table-cell>
          <table:table-cell office:value-type="float" office:value="12.46" calcext:value-type="float">
            <text:p>12.46</text:p>
          </table:table-cell>
          <table:table-cell office:value-type="float" office:value="12.65" calcext:value-type="float">
            <text:p>12.65</text:p>
          </table:table-cell>
          <table:table-cell office:value-type="float" office:value="12.62" calcext:value-type="float">
            <text:p>12.62</text:p>
          </table:table-cell>
          <table:table-cell office:value-type="float" office:value="12.48" calcext:value-type="float">
            <text:p>12.48</text:p>
          </table:table-cell>
          <table:table-cell office:value-type="float" office:value="12.61" calcext:value-type="float">
            <text:p>12.6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56" calcext:value-type="float">
            <text:p>12.56</text:p>
          </table:table-cell>
          <table:table-cell office:value-type="float" office:value="12.58" calcext:value-type="float">
            <text:p>12.58</text:p>
          </table:table-cell>
          <table:table-cell office:value-type="float" office:value="12.63" calcext:value-type="float">
            <text:p>12.63</text:p>
          </table:table-cell>
          <table:table-cell office:value-type="float" office:value="12.44" calcext:value-type="float">
            <text:p>12.4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62" calcext:value-type="float">
            <text:p>12.6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54" calcext:value-type="float">
            <text:p>12.54</text:p>
          </table:table-cell>
          <table:table-cell office:value-type="float" office:value="12.58" calcext:value-type="float">
            <text:p>12.58</text:p>
          </table:table-cell>
          <table:table-cell office:value-type="float" office:value="12.57" calcext:value-type="float">
            <text:p>12.57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7" calcext:value-type="float">
            <text:p>12.57</text:p>
          </table:table-cell>
          <table:table-cell office:value-type="float" office:value="12.69" calcext:value-type="float">
            <text:p>12.69</text:p>
          </table:table-cell>
          <table:table-cell office:value-type="float" office:value="12.54" calcext:value-type="float">
            <text:p>12.54</text:p>
          </table:table-cell>
          <table:table-cell office:value-type="float" office:value="12.61" calcext:value-type="float">
            <text:p>12.61</text:p>
          </table:table-cell>
          <table:table-cell office:value-type="float" office:value="12.45" calcext:value-type="float">
            <text:p>12.45</text:p>
          </table:table-cell>
          <table:table-cell office:value-type="float" office:value="12.49" calcext:value-type="float">
            <text:p>12.49</text:p>
          </table:table-cell>
          <table:table-cell office:value-type="float" office:value="12.63" calcext:value-type="float">
            <text:p>12.63</text:p>
          </table:table-cell>
          <table:table-cell office:value-type="float" office:value="12.54" calcext:value-type="float">
            <text:p>12.5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44" calcext:value-type="float">
            <text:p>12.44</text:p>
          </table:table-cell>
          <table:table-cell office:value-type="float" office:value="12.41" calcext:value-type="float">
            <text:p>12.41</text:p>
          </table:table-cell>
          <table:table-cell office:value-type="float" office:value="12.59" calcext:value-type="float">
            <text:p>12.59</text:p>
          </table:table-cell>
          <table:table-cell office:value-type="float" office:value="12.63" calcext:value-type="float">
            <text:p>12.63</text:p>
          </table:table-cell>
          <table:table-cell office:value-type="float" office:value="12.58" calcext:value-type="float">
            <text:p>12.58</text:p>
          </table:table-cell>
          <table:table-cell office:value-type="float" office:value="12.53" calcext:value-type="float">
            <text:p>12.53</text:p>
          </table:table-cell>
          <table:table-cell office:value-type="float" office:value="12.54" calcext:value-type="float">
            <text:p>12.54</text:p>
          </table:table-cell>
          <table:table-cell office:value-type="float" office:value="12.51" calcext:value-type="float">
            <text:p>12.51</text:p>
          </table:table-cell>
          <table:table-cell office:value-type="float" office:value="12.57" calcext:value-type="float">
            <text:p>12.57</text:p>
          </table:table-cell>
          <table:table-cell office:value-type="float" office:value="12.49" calcext:value-type="float">
            <text:p>12.49</text:p>
          </table:table-cell>
          <table:table-cell office:value-type="float" office:value="12.62" calcext:value-type="float">
            <text:p>12.6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1" calcext:value-type="float">
            <text:p>12.5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58" calcext:value-type="float">
            <text:p>12.58</text:p>
          </table:table-cell>
          <table:table-cell office:value-type="float" office:value="12.55" calcext:value-type="float">
            <text:p>12.55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>
          <table:table-cell/>
          <table:table-cell table:formula="of:=[.B6]/[.$AZ5]" office:value-type="float" office:value="0.997946808002674" calcext:value-type="float">
            <text:p>0.997946808002674</text:p>
          </table:table-cell>
          <table:table-cell table:formula="of:=[.C6]/[.$AZ5]" office:value-type="float" office:value="1.00670072737112" calcext:value-type="float">
            <text:p>1.00670072737112</text:p>
          </table:table-cell>
          <table:table-cell table:formula="of:=[.D6]/[.$AZ5]" office:value-type="float" office:value="0.997946808002674" calcext:value-type="float">
            <text:p>0.997946808002674</text:p>
          </table:table-cell>
          <table:table-cell table:formula="of:=[.E6]/[.$AZ5]" office:value-type="float" office:value="1.00351748396441" calcext:value-type="float">
            <text:p>1.00351748396441</text:p>
          </table:table-cell>
          <table:table-cell table:formula="of:=[.F6]/[.$AZ5]" office:value-type="float" office:value="1.00351748396441" calcext:value-type="float">
            <text:p>1.00351748396441</text:p>
          </table:table-cell>
          <table:table-cell table:formula="of:=[.G6]/[.$AZ5]" office:value-type="float" office:value="0.998742618854351" calcext:value-type="float">
            <text:p>0.998742618854351</text:p>
          </table:table-cell>
          <table:table-cell table:formula="of:=[.H6]/[.$AZ5]" office:value-type="float" office:value="0.994763564595967" calcext:value-type="float">
            <text:p>0.994763564595967</text:p>
          </table:table-cell>
          <table:table-cell table:formula="of:=[.I6]/[.$AZ5]" office:value-type="float" office:value="0.99158032118926" calcext:value-type="float">
            <text:p>0.99158032118926</text:p>
          </table:table-cell>
          <table:table-cell table:formula="of:=[.J6]/[.$AZ5]" office:value-type="float" office:value="1.00670072737112" calcext:value-type="float">
            <text:p>1.00670072737112</text:p>
          </table:table-cell>
          <table:table-cell table:formula="of:=[.K6]/[.$AZ5]" office:value-type="float" office:value="1.00431329481609" calcext:value-type="float">
            <text:p>1.00431329481609</text:p>
          </table:table-cell>
          <table:table-cell table:formula="of:=[.L6]/[.$AZ5]" office:value-type="float" office:value="0.993171942892613" calcext:value-type="float">
            <text:p>0.993171942892613</text:p>
          </table:table-cell>
          <table:table-cell table:formula="of:=[.M6]/[.$AZ5]" office:value-type="float" office:value="1.00351748396441" calcext:value-type="float">
            <text:p>1.00351748396441</text:p>
          </table:table-cell>
          <table:table-cell table:formula="of:=[.N6]/[.$AZ5]" office:value-type="float" office:value="0.993171942892613" calcext:value-type="float">
            <text:p>0.993171942892613</text:p>
          </table:table-cell>
          <table:table-cell table:formula="of:=[.O6]/[.$AZ5]" office:value-type="float" office:value="0.999538429706027" calcext:value-type="float">
            <text:p>0.999538429706027</text:p>
          </table:table-cell>
          <table:table-cell table:formula="of:=[.P6]/[.$AZ5]" office:value-type="float" office:value="1.00113005140938" calcext:value-type="float">
            <text:p>1.00113005140938</text:p>
          </table:table-cell>
          <table:table-cell table:formula="of:=[.Q6]/[.$AZ5]" office:value-type="float" office:value="1.00510910566776" calcext:value-type="float">
            <text:p>1.00510910566776</text:p>
          </table:table-cell>
          <table:table-cell table:formula="of:=[.R6]/[.$AZ5]" office:value-type="float" office:value="0.989988699485906" calcext:value-type="float">
            <text:p>0.989988699485906</text:p>
          </table:table-cell>
          <table:table-cell table:formula="of:=[.S6]/[.$AZ5]" office:value-type="float" office:value="1.0074965382228" calcext:value-type="float">
            <text:p>1.0074965382228</text:p>
          </table:table-cell>
          <table:table-cell table:formula="of:=[.T6]/[.$AZ5]" office:value-type="float" office:value="1.00431329481609" calcext:value-type="float">
            <text:p>1.00431329481609</text:p>
          </table:table-cell>
          <table:table-cell table:formula="of:=[.U6]/[.$AZ5]" office:value-type="float" office:value="0.988397077782552" calcext:value-type="float">
            <text:p>0.988397077782552</text:p>
          </table:table-cell>
          <table:table-cell table:formula="of:=[.V6]/[.$AZ5]" office:value-type="float" office:value="0.997946808002674" calcext:value-type="float">
            <text:p>0.997946808002674</text:p>
          </table:table-cell>
          <table:table-cell table:formula="of:=[.W6]/[.$AZ5]" office:value-type="float" office:value="1.00113005140938" calcext:value-type="float">
            <text:p>1.00113005140938</text:p>
          </table:table-cell>
          <table:table-cell table:formula="of:=[.X6]/[.$AZ5]" office:value-type="float" office:value="1.0003342405577" calcext:value-type="float">
            <text:p>1.0003342405577</text:p>
          </table:table-cell>
          <table:table-cell table:formula="of:=[.Y6]/[.$AZ5]" office:value-type="float" office:value="0.989988699485906" calcext:value-type="float">
            <text:p>0.989988699485906</text:p>
          </table:table-cell>
          <table:table-cell table:formula="of:=[.Z6]/[.$AZ5]" office:value-type="float" office:value="1.0003342405577" calcext:value-type="float">
            <text:p>1.0003342405577</text:p>
          </table:table-cell>
          <table:table-cell table:formula="of:=[.AA6]/[.$AZ5]" office:value-type="float" office:value="1.00988397077783" calcext:value-type="float">
            <text:p>1.00988397077783</text:p>
          </table:table-cell>
          <table:table-cell table:formula="of:=[.AB6]/[.$AZ5]" office:value-type="float" office:value="0.997946808002674" calcext:value-type="float">
            <text:p>0.997946808002674</text:p>
          </table:table-cell>
          <table:table-cell table:formula="of:=[.AC6]/[.$AZ5]" office:value-type="float" office:value="1.00351748396441" calcext:value-type="float">
            <text:p>1.00351748396441</text:p>
          </table:table-cell>
          <table:table-cell table:formula="of:=[.AD6]/[.$AZ5]" office:value-type="float" office:value="0.990784510337583" calcext:value-type="float">
            <text:p>0.990784510337583</text:p>
          </table:table-cell>
          <table:table-cell table:formula="of:=[.AE6]/[.$AZ5]" office:value-type="float" office:value="0.99396775374429" calcext:value-type="float">
            <text:p>0.99396775374429</text:p>
          </table:table-cell>
          <table:table-cell table:formula="of:=[.AF6]/[.$AZ5]" office:value-type="float" office:value="1.00510910566776" calcext:value-type="float">
            <text:p>1.00510910566776</text:p>
          </table:table-cell>
          <table:table-cell table:formula="of:=[.AG6]/[.$AZ5]" office:value-type="float" office:value="0.997946808002674" calcext:value-type="float">
            <text:p>0.997946808002674</text:p>
          </table:table-cell>
          <table:table-cell table:formula="of:=[.AH6]/[.$AZ5]" office:value-type="float" office:value="1.0074965382228" calcext:value-type="float">
            <text:p>1.0074965382228</text:p>
          </table:table-cell>
          <table:table-cell table:formula="of:=[.AI6]/[.$AZ5]" office:value-type="float" office:value="0.989988699485906" calcext:value-type="float">
            <text:p>0.989988699485906</text:p>
          </table:table-cell>
          <table:table-cell table:formula="of:=[.AJ6]/[.$AZ5]" office:value-type="float" office:value="0.987601266930876" calcext:value-type="float">
            <text:p>0.987601266930876</text:p>
          </table:table-cell>
          <table:table-cell table:formula="of:=[.AK6]/[.$AZ5]" office:value-type="float" office:value="1.00192586226106" calcext:value-type="float">
            <text:p>1.00192586226106</text:p>
          </table:table-cell>
          <table:table-cell table:formula="of:=[.AL6]/[.$AZ5]" office:value-type="float" office:value="1.00510910566776" calcext:value-type="float">
            <text:p>1.00510910566776</text:p>
          </table:table-cell>
          <table:table-cell table:formula="of:=[.AM6]/[.$AZ5]" office:value-type="float" office:value="1.00113005140938" calcext:value-type="float">
            <text:p>1.00113005140938</text:p>
          </table:table-cell>
          <table:table-cell table:formula="of:=[.AN6]/[.$AZ5]" office:value-type="float" office:value="0.997150997150997" calcext:value-type="float">
            <text:p>0.997150997150997</text:p>
          </table:table-cell>
          <table:table-cell table:formula="of:=[.AO6]/[.$AZ5]" office:value-type="float" office:value="0.997946808002674" calcext:value-type="float">
            <text:p>0.997946808002674</text:p>
          </table:table-cell>
          <table:table-cell table:formula="of:=[.AP6]/[.$AZ5]" office:value-type="float" office:value="0.995559375447643" calcext:value-type="float">
            <text:p>0.995559375447643</text:p>
          </table:table-cell>
          <table:table-cell table:formula="of:=[.AQ6]/[.$AZ5]" office:value-type="float" office:value="1.0003342405577" calcext:value-type="float">
            <text:p>1.0003342405577</text:p>
          </table:table-cell>
          <table:table-cell table:formula="of:=[.AR6]/[.$AZ5]" office:value-type="float" office:value="0.99396775374429" calcext:value-type="float">
            <text:p>0.99396775374429</text:p>
          </table:table-cell>
          <table:table-cell table:formula="of:=[.AS6]/[.$AZ5]" office:value-type="float" office:value="1.00431329481609" calcext:value-type="float">
            <text:p>1.00431329481609</text:p>
          </table:table-cell>
          <table:table-cell table:formula="of:=[.AT6]/[.$AZ5]" office:value-type="float" office:value="0.989988699485906" calcext:value-type="float">
            <text:p>0.989988699485906</text:p>
          </table:table-cell>
          <table:table-cell table:formula="of:=[.AU6]/[.$AZ5]" office:value-type="float" office:value="0.995559375447643" calcext:value-type="float">
            <text:p>0.995559375447643</text:p>
          </table:table-cell>
          <table:table-cell table:formula="of:=[.AV6]/[.$AZ5]" office:value-type="float" office:value="0.992376132040936" calcext:value-type="float">
            <text:p>0.992376132040936</text:p>
          </table:table-cell>
          <table:table-cell table:formula="of:=[.AW6]/[.$AZ5]" office:value-type="float" office:value="1.00113005140938" calcext:value-type="float">
            <text:p>1.00113005140938</text:p>
          </table:table-cell>
          <table:table-cell table:formula="of:=[.AX6]/[.$AZ5]" office:value-type="float" office:value="0.998742618854351" calcext:value-type="float">
            <text:p>0.998742618854351</text:p>
          </table:table-cell>
          <table:table-cell table:formula="of:=[.AY6]/[.$AZ5]" office:value-type="float" office:value="0.999538429706027" calcext:value-type="float">
            <text:p>0.999538429706027</text:p>
          </table:table-cell>
          <table:table-cell table:style-name="ce1" table:formula="of:=AVERAGE([.B7:.AY7])" office:value-type="float" office:value="0.998806283722485" calcext:value-type="float">
            <text:p>0.9988</text:p>
          </table:table-cell>
          <table:table-cell table:style-name="ce1" table:formula="of:=STDEV([.B7:.AY7])" office:value-type="float" office:value="0.00570442772309761" calcext:value-type="float">
            <text:p>0.0057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office:value-type="string" calcext:value-type="string">
            <text:p>lu.C</text:p>
          </table:table-cell>
          <table:table-cell office:value-type="float" office:value="57.93" calcext:value-type="float">
            <text:p>57.93</text:p>
          </table:table-cell>
          <table:table-cell office:value-type="float" office:value="57.52" calcext:value-type="float">
            <text:p>57.52</text:p>
          </table:table-cell>
          <table:table-cell office:value-type="float" office:value="59.5" calcext:value-type="float">
            <text:p>59.5</text:p>
          </table:table-cell>
          <table:table-cell office:value-type="float" office:value="58.8" calcext:value-type="float">
            <text:p>58.8</text:p>
          </table:table-cell>
          <table:table-cell office:value-type="float" office:value="59.99" calcext:value-type="float">
            <text:p>59.99</text:p>
          </table:table-cell>
          <table:table-cell office:value-type="float" office:value="57.64" calcext:value-type="float">
            <text:p>57.64</text:p>
          </table:table-cell>
          <table:table-cell office:value-type="float" office:value="58.58" calcext:value-type="float">
            <text:p>58.58</text:p>
          </table:table-cell>
          <table:table-cell office:value-type="float" office:value="58.82" calcext:value-type="float">
            <text:p>58.82</text:p>
          </table:table-cell>
          <table:table-cell office:value-type="float" office:value="61.86" calcext:value-type="float">
            <text:p>61.86</text:p>
          </table:table-cell>
          <table:table-cell office:value-type="float" office:value="59.11" calcext:value-type="float">
            <text:p>59.11</text:p>
          </table:table-cell>
          <table:table-cell office:value-type="float" office:value="61.72" calcext:value-type="float">
            <text:p>61.72</text:p>
          </table:table-cell>
          <table:table-cell office:value-type="float" office:value="65.93" calcext:value-type="float">
            <text:p>65.93</text:p>
          </table:table-cell>
          <table:table-cell office:value-type="float" office:value="59.6" calcext:value-type="float">
            <text:p>59.6</text:p>
          </table:table-cell>
          <table:table-cell office:value-type="float" office:value="61.2" calcext:value-type="float">
            <text:p>61.2</text:p>
          </table:table-cell>
          <table:table-cell office:value-type="float" office:value="59.4" calcext:value-type="float">
            <text:p>59.4</text:p>
          </table:table-cell>
          <table:table-cell office:value-type="float" office:value="58.17" calcext:value-type="float">
            <text:p>58.17</text:p>
          </table:table-cell>
          <table:table-cell office:value-type="float" office:value="62.75" calcext:value-type="float">
            <text:p>62.75</text:p>
          </table:table-cell>
          <table:table-cell office:value-type="float" office:value="59" calcext:value-type="float">
            <text:p>59</text:p>
          </table:table-cell>
          <table:table-cell office:value-type="float" office:value="57.56" calcext:value-type="float">
            <text:p>57.56</text:p>
          </table:table-cell>
          <table:table-cell office:value-type="float" office:value="58.5" calcext:value-type="float">
            <text:p>58.5</text:p>
          </table:table-cell>
          <table:table-cell office:value-type="float" office:value="58.78" calcext:value-type="float">
            <text:p>58.78</text:p>
          </table:table-cell>
          <table:table-cell table:number-columns-repeated="2" office:value-type="float" office:value="58.73" calcext:value-type="float">
            <text:p>58.73</text:p>
          </table:table-cell>
          <table:table-cell office:value-type="float" office:value="59.64" calcext:value-type="float">
            <text:p>59.64</text:p>
          </table:table-cell>
          <table:table-cell office:value-type="float" office:value="64.7" calcext:value-type="float">
            <text:p>64.7</text:p>
          </table:table-cell>
          <table:table-cell office:value-type="float" office:value="59.39" calcext:value-type="float">
            <text:p>59.39</text:p>
          </table:table-cell>
          <table:table-cell office:value-type="float" office:value="60.46" calcext:value-type="float">
            <text:p>60.46</text:p>
          </table:table-cell>
          <table:table-cell office:value-type="float" office:value="58.99" calcext:value-type="float">
            <text:p>58.99</text:p>
          </table:table-cell>
          <table:table-cell office:value-type="float" office:value="58.92" calcext:value-type="float">
            <text:p>58.92</text:p>
          </table:table-cell>
          <table:table-cell office:value-type="float" office:value="61.38" calcext:value-type="float">
            <text:p>61.38</text:p>
          </table:table-cell>
          <table:table-cell office:value-type="float" office:value="59.53" calcext:value-type="float">
            <text:p>59.53</text:p>
          </table:table-cell>
          <table:table-cell office:value-type="float" office:value="60.6" calcext:value-type="float">
            <text:p>60.6</text:p>
          </table:table-cell>
          <table:table-cell office:value-type="float" office:value="59.4" calcext:value-type="float">
            <text:p>59.4</text:p>
          </table:table-cell>
          <table:table-cell office:value-type="float" office:value="61.03" calcext:value-type="float">
            <text:p>61.03</text:p>
          </table:table-cell>
          <table:table-cell office:value-type="float" office:value="59.26" calcext:value-type="float">
            <text:p>59.26</text:p>
          </table:table-cell>
          <table:table-cell office:value-type="float" office:value="60.4" calcext:value-type="float">
            <text:p>60.4</text:p>
          </table:table-cell>
          <table:table-cell office:value-type="float" office:value="58.5" calcext:value-type="float">
            <text:p>58.5</text:p>
          </table:table-cell>
          <table:table-cell office:value-type="float" office:value="68.49" calcext:value-type="float">
            <text:p>68.49</text:p>
          </table:table-cell>
          <table:table-cell office:value-type="float" office:value="63.51" calcext:value-type="float">
            <text:p>63.51</text:p>
          </table:table-cell>
          <table:table-cell office:value-type="float" office:value="60.52" calcext:value-type="float">
            <text:p>60.52</text:p>
          </table:table-cell>
          <table:table-cell office:value-type="float" office:value="60.4" calcext:value-type="float">
            <text:p>60.4</text:p>
          </table:table-cell>
          <table:table-cell office:value-type="float" office:value="58.17" calcext:value-type="float">
            <text:p>58.17</text:p>
          </table:table-cell>
          <table:table-cell office:value-type="float" office:value="61.67" calcext:value-type="float">
            <text:p>61.67</text:p>
          </table:table-cell>
          <table:table-cell office:value-type="float" office:value="59.83" calcext:value-type="float">
            <text:p>59.83</text:p>
          </table:table-cell>
          <table:table-cell office:value-type="float" office:value="58.52" calcext:value-type="float">
            <text:p>58.52</text:p>
          </table:table-cell>
          <table:table-cell office:value-type="float" office:value="59.33" calcext:value-type="float">
            <text:p>59.33</text:p>
          </table:table-cell>
          <table:table-cell office:value-type="float" office:value="59.46" calcext:value-type="float">
            <text:p>59.46</text:p>
          </table:table-cell>
          <table:table-cell office:value-type="float" office:value="63.66" calcext:value-type="float">
            <text:p>63.66</text:p>
          </table:table-cell>
          <table:table-cell office:value-type="float" office:value="58.92" calcext:value-type="float">
            <text:p>58.92</text:p>
          </table:table-cell>
          <table:table-cell office:value-type="float" office:value="59.74" calcext:value-type="float">
            <text:p>59.74</text:p>
          </table:table-cell>
          <table:table-cell table:formula="of:=AVERAGE([.B9:.AY9])" office:value-type="float" office:value="60.0848" calcext:value-type="float">
            <text:p>60.0848</text:p>
          </table:table-cell>
          <table:table-cell/>
        </table:table-row>
        <table:table-row table:style-name="ro1">
          <table:table-cell office:value-type="string" calcext:value-type="string">
            <text:p>lu.C</text:p>
          </table:table-cell>
          <table:table-cell office:value-type="float" office:value="62.33" calcext:value-type="float">
            <text:p>62.33</text:p>
          </table:table-cell>
          <table:table-cell office:value-type="float" office:value="59.57" calcext:value-type="float">
            <text:p>59.57</text:p>
          </table:table-cell>
          <table:table-cell office:value-type="float" office:value="65.68" calcext:value-type="float">
            <text:p>65.68</text:p>
          </table:table-cell>
          <table:table-cell office:value-type="float" office:value="64.7" calcext:value-type="float">
            <text:p>64.7</text:p>
          </table:table-cell>
          <table:table-cell office:value-type="float" office:value="62.8" calcext:value-type="float">
            <text:p>62.8</text:p>
          </table:table-cell>
          <table:table-cell office:value-type="float" office:value="61.97" calcext:value-type="float">
            <text:p>61.97</text:p>
          </table:table-cell>
          <table:table-cell office:value-type="float" office:value="66.4" calcext:value-type="float">
            <text:p>66.4</text:p>
          </table:table-cell>
          <table:table-cell office:value-type="float" office:value="63.1" calcext:value-type="float">
            <text:p>63.1</text:p>
          </table:table-cell>
          <table:table-cell office:value-type="float" office:value="64.26" calcext:value-type="float">
            <text:p>64.26</text:p>
          </table:table-cell>
          <table:table-cell office:value-type="float" office:value="63.68" calcext:value-type="float">
            <text:p>63.68</text:p>
          </table:table-cell>
          <table:table-cell office:value-type="float" office:value="60.79" calcext:value-type="float">
            <text:p>60.79</text:p>
          </table:table-cell>
          <table:table-cell office:value-type="float" office:value="67.68" calcext:value-type="float">
            <text:p>67.68</text:p>
          </table:table-cell>
          <table:table-cell office:value-type="float" office:value="65.78" calcext:value-type="float">
            <text:p>65.78</text:p>
          </table:table-cell>
          <table:table-cell office:value-type="float" office:value="65.04" calcext:value-type="float">
            <text:p>65.04</text:p>
          </table:table-cell>
          <table:table-cell office:value-type="float" office:value="61.97" calcext:value-type="float">
            <text:p>61.97</text:p>
          </table:table-cell>
          <table:table-cell office:value-type="float" office:value="65.18" calcext:value-type="float">
            <text:p>65.18</text:p>
          </table:table-cell>
          <table:table-cell office:value-type="float" office:value="67.12" calcext:value-type="float">
            <text:p>67.12</text:p>
          </table:table-cell>
          <table:table-cell office:value-type="float" office:value="63.23" calcext:value-type="float">
            <text:p>63.23</text:p>
          </table:table-cell>
          <table:table-cell office:value-type="float" office:value="62.56" calcext:value-type="float">
            <text:p>62.56</text:p>
          </table:table-cell>
          <table:table-cell office:value-type="float" office:value="63.51" calcext:value-type="float">
            <text:p>63.51</text:p>
          </table:table-cell>
          <table:table-cell office:value-type="float" office:value="62.31" calcext:value-type="float">
            <text:p>62.31</text:p>
          </table:table-cell>
          <table:table-cell office:value-type="float" office:value="63.71" calcext:value-type="float">
            <text:p>63.71</text:p>
          </table:table-cell>
          <table:table-cell office:value-type="float" office:value="61.6" calcext:value-type="float">
            <text:p>61.6</text:p>
          </table:table-cell>
          <table:table-cell office:value-type="float" office:value="68.63" calcext:value-type="float">
            <text:p>68.63</text:p>
          </table:table-cell>
          <table:table-cell office:value-type="float" office:value="66.94" calcext:value-type="float">
            <text:p>66.94</text:p>
          </table:table-cell>
          <table:table-cell office:value-type="float" office:value="59.99" calcext:value-type="float">
            <text:p>59.99</text:p>
          </table:table-cell>
          <table:table-cell office:value-type="float" office:value="62.09" calcext:value-type="float">
            <text:p>62.09</text:p>
          </table:table-cell>
          <table:table-cell office:value-type="float" office:value="62.89" calcext:value-type="float">
            <text:p>62.89</text:p>
          </table:table-cell>
          <table:table-cell office:value-type="float" office:value="70.17" calcext:value-type="float">
            <text:p>70.17</text:p>
          </table:table-cell>
          <table:table-cell office:value-type="float" office:value="66.12" calcext:value-type="float">
            <text:p>66.12</text:p>
          </table:table-cell>
          <table:table-cell office:value-type="float" office:value="61.9" calcext:value-type="float">
            <text:p>61.9</text:p>
          </table:table-cell>
          <table:table-cell office:value-type="float" office:value="63.83" calcext:value-type="float">
            <text:p>63.83</text:p>
          </table:table-cell>
          <table:table-cell office:value-type="float" office:value="61.8" calcext:value-type="float">
            <text:p>61.8</text:p>
          </table:table-cell>
          <table:table-cell office:value-type="float" office:value="62.19" calcext:value-type="float">
            <text:p>62.19</text:p>
          </table:table-cell>
          <table:table-cell office:value-type="float" office:value="63.79" calcext:value-type="float">
            <text:p>63.79</text:p>
          </table:table-cell>
          <table:table-cell office:value-type="float" office:value="66.05" calcext:value-type="float">
            <text:p>66.05</text:p>
          </table:table-cell>
          <table:table-cell office:value-type="float" office:value="63.11" calcext:value-type="float">
            <text:p>63.11</text:p>
          </table:table-cell>
          <table:table-cell office:value-type="float" office:value="63.25" calcext:value-type="float">
            <text:p>63.25</text:p>
          </table:table-cell>
          <table:table-cell office:value-type="float" office:value="67.23" calcext:value-type="float">
            <text:p>67.23</text:p>
          </table:table-cell>
          <table:table-cell office:value-type="float" office:value="62.16" calcext:value-type="float">
            <text:p>62.16</text:p>
          </table:table-cell>
          <table:table-cell office:value-type="float" office:value="61.76" calcext:value-type="float">
            <text:p>61.76</text:p>
          </table:table-cell>
          <table:table-cell office:value-type="float" office:value="63.53" calcext:value-type="float">
            <text:p>63.53</text:p>
          </table:table-cell>
          <table:table-cell office:value-type="float" office:value="62.09" calcext:value-type="float">
            <text:p>62.09</text:p>
          </table:table-cell>
          <table:table-cell office:value-type="float" office:value="60.94" calcext:value-type="float">
            <text:p>60.94</text:p>
          </table:table-cell>
          <table:table-cell office:value-type="float" office:value="62.08" calcext:value-type="float">
            <text:p>62.08</text:p>
          </table:table-cell>
          <table:table-cell office:value-type="float" office:value="68.32" calcext:value-type="float">
            <text:p>68.32</text:p>
          </table:table-cell>
          <table:table-cell office:value-type="float" office:value="65.47" calcext:value-type="float">
            <text:p>65.47</text:p>
          </table:table-cell>
          <table:table-cell office:value-type="float" office:value="60.72" calcext:value-type="float">
            <text:p>60.72</text:p>
          </table:table-cell>
          <table:table-cell office:value-type="float" office:value="61.22" calcext:value-type="float">
            <text:p>61.22</text:p>
          </table:table-cell>
          <table:table-cell office:value-type="float" office:value="62.83" calcext:value-type="float">
            <text:p>62.83</text:p>
          </table:table-cell>
          <table:table-cell table:number-columns-repeated="2"/>
        </table:table-row>
        <table:table-row table:style-name="ro1">
          <table:table-cell/>
          <table:table-cell table:formula="of:=[.B10]/[.$AZ9]" office:value-type="float" office:value="1.03736718770804" calcext:value-type="float">
            <text:p>1.03736718770804</text:p>
          </table:table-cell>
          <table:table-cell table:formula="of:=[.C10]/[.$AZ9]" office:value-type="float" office:value="0.991432109285543" calcext:value-type="float">
            <text:p>0.991432109285543</text:p>
          </table:table-cell>
          <table:table-cell table:formula="of:=[.D10]/[.$AZ9]" office:value-type="float" office:value="1.09312172130056" calcext:value-type="float">
            <text:p>1.09312172130056</text:p>
          </table:table-cell>
          <table:table-cell table:formula="of:=[.E10]/[.$AZ9]" office:value-type="float" office:value="1.0768114398317" calcext:value-type="float">
            <text:p>1.0768114398317</text:p>
          </table:table-cell>
          <table:table-cell table:formula="of:=[.F10]/[.$AZ9]" office:value-type="float" office:value="1.04518946555535" calcext:value-type="float">
            <text:p>1.04518946555535</text:p>
          </table:table-cell>
          <table:table-cell table:formula="of:=[.G10]/[.$AZ9]" office:value-type="float" office:value="1.03137565573989" calcext:value-type="float">
            <text:p>1.03137565573989</text:p>
          </table:table-cell>
          <table:table-cell table:formula="of:=[.H10]/[.$AZ9]" office:value-type="float" office:value="1.10510478523687" calcext:value-type="float">
            <text:p>1.10510478523687</text:p>
          </table:table-cell>
          <table:table-cell table:formula="of:=[.I10]/[.$AZ9]" office:value-type="float" office:value="1.05018240886214" calcext:value-type="float">
            <text:p>1.05018240886214</text:p>
          </table:table-cell>
          <table:table-cell table:formula="of:=[.J10]/[.$AZ9]" office:value-type="float" office:value="1.06948845631507" calcext:value-type="float">
            <text:p>1.06948845631507</text:p>
          </table:table-cell>
          <table:table-cell table:formula="of:=[.K10]/[.$AZ9]" office:value-type="float" office:value="1.05983543258861" calcext:value-type="float">
            <text:p>1.05983543258861</text:p>
          </table:table-cell>
          <table:table-cell table:formula="of:=[.L10]/[.$AZ9]" office:value-type="float" office:value="1.01173674539984" calcext:value-type="float">
            <text:p>1.01173674539984</text:p>
          </table:table-cell>
          <table:table-cell table:formula="of:=[.M10]/[.$AZ9]" office:value-type="float" office:value="1.12640801001252" calcext:value-type="float">
            <text:p>1.12640801001252</text:p>
          </table:table-cell>
          <table:table-cell table:formula="of:=[.N10]/[.$AZ9]" office:value-type="float" office:value="1.09478603573616" calcext:value-type="float">
            <text:p>1.09478603573616</text:p>
          </table:table-cell>
          <table:table-cell table:formula="of:=[.O10]/[.$AZ9]" office:value-type="float" office:value="1.08247010891274" calcext:value-type="float">
            <text:p>1.08247010891274</text:p>
          </table:table-cell>
          <table:table-cell table:formula="of:=[.P10]/[.$AZ9]" office:value-type="float" office:value="1.03137565573989" calcext:value-type="float">
            <text:p>1.03137565573989</text:p>
          </table:table-cell>
          <table:table-cell table:formula="of:=[.Q10]/[.$AZ9]" office:value-type="float" office:value="1.08480014912257" calcext:value-type="float">
            <text:p>1.08480014912257</text:p>
          </table:table-cell>
          <table:table-cell table:formula="of:=[.R10]/[.$AZ9]" office:value-type="float" office:value="1.11708784917317" calcext:value-type="float">
            <text:p>1.11708784917317</text:p>
          </table:table-cell>
          <table:table-cell table:formula="of:=[.S10]/[.$AZ9]" office:value-type="float" office:value="1.05234601762842" calcext:value-type="float">
            <text:p>1.05234601762842</text:p>
          </table:table-cell>
          <table:table-cell table:formula="of:=[.T10]/[.$AZ9]" office:value-type="float" office:value="1.04119511090991" calcext:value-type="float">
            <text:p>1.04119511090991</text:p>
          </table:table-cell>
          <table:table-cell table:formula="of:=[.U10]/[.$AZ9]" office:value-type="float" office:value="1.05700609804809" calcext:value-type="float">
            <text:p>1.05700609804809</text:p>
          </table:table-cell>
          <table:table-cell table:formula="of:=[.V10]/[.$AZ9]" office:value-type="float" office:value="1.03703432482092" calcext:value-type="float">
            <text:p>1.03703432482092</text:p>
          </table:table-cell>
          <table:table-cell table:formula="of:=[.W10]/[.$AZ9]" office:value-type="float" office:value="1.06033472691929" calcext:value-type="float">
            <text:p>1.06033472691929</text:p>
          </table:table-cell>
          <table:table-cell table:formula="of:=[.X10]/[.$AZ9]" office:value-type="float" office:value="1.02521769232818" calcext:value-type="float">
            <text:p>1.02521769232818</text:p>
          </table:table-cell>
          <table:table-cell table:formula="of:=[.Y10]/[.$AZ9]" office:value-type="float" office:value="1.14221899715069" calcext:value-type="float">
            <text:p>1.14221899715069</text:p>
          </table:table-cell>
          <table:table-cell table:formula="of:=[.Z10]/[.$AZ9]" office:value-type="float" office:value="1.11409208318909" calcext:value-type="float">
            <text:p>1.11409208318909</text:p>
          </table:table-cell>
          <table:table-cell table:formula="of:=[.AA10]/[.$AZ9]" office:value-type="float" office:value="0.998422229915053" calcext:value-type="float">
            <text:p>0.998422229915053</text:p>
          </table:table-cell>
          <table:table-cell table:formula="of:=[.AB10]/[.$AZ9]" office:value-type="float" office:value="1.0333728330626" calcext:value-type="float">
            <text:p>1.0333728330626</text:p>
          </table:table-cell>
          <table:table-cell table:formula="of:=[.AC10]/[.$AZ9]" office:value-type="float" office:value="1.04668734854739" calcext:value-type="float">
            <text:p>1.04668734854739</text:p>
          </table:table-cell>
          <table:table-cell table:formula="of:=[.AD10]/[.$AZ9]" office:value-type="float" office:value="1.1678494394589" calcext:value-type="float">
            <text:p>1.1678494394589</text:p>
          </table:table-cell>
          <table:table-cell table:formula="of:=[.AE10]/[.$AZ9]" office:value-type="float" office:value="1.10044470481719" calcext:value-type="float">
            <text:p>1.10044470481719</text:p>
          </table:table-cell>
          <table:table-cell table:formula="of:=[.AF10]/[.$AZ9]" office:value-type="float" office:value="1.03021063563497" calcext:value-type="float">
            <text:p>1.03021063563497</text:p>
          </table:table-cell>
          <table:table-cell table:formula="of:=[.AG10]/[.$AZ9]" office:value-type="float" office:value="1.062331904242" calcext:value-type="float">
            <text:p>1.062331904242</text:p>
          </table:table-cell>
          <table:table-cell table:formula="of:=[.AH10]/[.$AZ9]" office:value-type="float" office:value="1.02854632119937" calcext:value-type="float">
            <text:p>1.02854632119937</text:p>
          </table:table-cell>
          <table:table-cell table:formula="of:=[.AI10]/[.$AZ9]" office:value-type="float" office:value="1.0350371474982" calcext:value-type="float">
            <text:p>1.0350371474982</text:p>
          </table:table-cell>
          <table:table-cell table:formula="of:=[.AJ10]/[.$AZ9]" office:value-type="float" office:value="1.06166617846777" calcext:value-type="float">
            <text:p>1.06166617846777</text:p>
          </table:table-cell>
          <table:table-cell table:formula="of:=[.AK10]/[.$AZ9]" office:value-type="float" office:value="1.09927968471227" calcext:value-type="float">
            <text:p>1.09927968471227</text:p>
          </table:table-cell>
          <table:table-cell table:formula="of:=[.AL10]/[.$AZ9]" office:value-type="float" office:value="1.0503488403057" calcext:value-type="float">
            <text:p>1.0503488403057</text:p>
          </table:table-cell>
          <table:table-cell table:formula="of:=[.AM10]/[.$AZ9]" office:value-type="float" office:value="1.05267888051554" calcext:value-type="float">
            <text:p>1.05267888051554</text:p>
          </table:table-cell>
          <table:table-cell table:formula="of:=[.AN10]/[.$AZ9]" office:value-type="float" office:value="1.11891859505233" calcext:value-type="float">
            <text:p>1.11891859505233</text:p>
          </table:table-cell>
          <table:table-cell table:formula="of:=[.AO10]/[.$AZ9]" office:value-type="float" office:value="1.03453785316752" calcext:value-type="float">
            <text:p>1.03453785316752</text:p>
          </table:table-cell>
          <table:table-cell table:formula="of:=[.AP10]/[.$AZ9]" office:value-type="float" office:value="1.02788059542513" calcext:value-type="float">
            <text:p>1.02788059542513</text:p>
          </table:table-cell>
          <table:table-cell table:formula="of:=[.AQ10]/[.$AZ9]" office:value-type="float" office:value="1.05733896093521" calcext:value-type="float">
            <text:p>1.05733896093521</text:p>
          </table:table-cell>
          <table:table-cell table:formula="of:=[.AR10]/[.$AZ9]" office:value-type="float" office:value="1.0333728330626" calcext:value-type="float">
            <text:p>1.0333728330626</text:p>
          </table:table-cell>
          <table:table-cell table:formula="of:=[.AS10]/[.$AZ9]" office:value-type="float" office:value="1.01423321705323" calcext:value-type="float">
            <text:p>1.01423321705323</text:p>
          </table:table-cell>
          <table:table-cell table:formula="of:=[.AT10]/[.$AZ9]" office:value-type="float" office:value="1.03320640161905" calcext:value-type="float">
            <text:p>1.03320640161905</text:p>
          </table:table-cell>
          <table:table-cell table:formula="of:=[.AU10]/[.$AZ9]" office:value-type="float" office:value="1.13705962240034" calcext:value-type="float">
            <text:p>1.13705962240034</text:p>
          </table:table-cell>
          <table:table-cell table:formula="of:=[.AV10]/[.$AZ9]" office:value-type="float" office:value="1.08962666098581" calcext:value-type="float">
            <text:p>1.08962666098581</text:p>
          </table:table-cell>
          <table:table-cell table:formula="of:=[.AW10]/[.$AZ9]" office:value-type="float" office:value="1.01057172529492" calcext:value-type="float">
            <text:p>1.01057172529492</text:p>
          </table:table-cell>
          <table:table-cell table:formula="of:=[.AX10]/[.$AZ9]" office:value-type="float" office:value="1.01889329747291" calcext:value-type="float">
            <text:p>1.01889329747291</text:p>
          </table:table-cell>
          <table:table-cell table:formula="of:=[.AY10]/[.$AZ9]" office:value-type="float" office:value="1.04568875988603" calcext:value-type="float">
            <text:p>1.04568875988603</text:p>
          </table:table-cell>
          <table:table-cell table:style-name="ce1" table:formula="of:=AVERAGE([.B11:.AY11])" office:value-type="float" office:value="1.06052445876495" calcext:value-type="float">
            <text:p>1.0605</text:p>
          </table:table-cell>
          <table:table-cell table:style-name="ce1" table:formula="of:=STDEV([.B11:.AY11])" office:value-type="float" office:value="0.0395918411640985" calcext:value-type="float">
            <text:p>0.0396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office:value-type="string" calcext:value-type="string">
            <text:p>mg.C</text:p>
          </table:table-cell>
          <table:table-cell office:value-type="float" office:value="7.9" calcext:value-type="float">
            <text:p>7.9</text:p>
          </table:table-cell>
          <table:table-cell office:value-type="float" office:value="8.27" calcext:value-type="float">
            <text:p>8.27</text:p>
          </table:table-cell>
          <table:table-cell office:value-type="float" office:value="9.09" calcext:value-type="float">
            <text:p>9.09</text:p>
          </table:table-cell>
          <table:table-cell office:value-type="float" office:value="8.36" calcext:value-type="float">
            <text:p>8.36</text:p>
          </table:table-cell>
          <table:table-cell office:value-type="float" office:value="7.95" calcext:value-type="float">
            <text:p>7.95</text:p>
          </table:table-cell>
          <table:table-cell office:value-type="float" office:value="7.88" calcext:value-type="float">
            <text:p>7.88</text:p>
          </table:table-cell>
          <table:table-cell office:value-type="float" office:value="7.62" calcext:value-type="float">
            <text:p>7.62</text:p>
          </table:table-cell>
          <table:table-cell office:value-type="float" office:value="8.26" calcext:value-type="float">
            <text:p>8.26</text:p>
          </table:table-cell>
          <table:table-cell office:value-type="float" office:value="8.09" calcext:value-type="float">
            <text:p>8.09</text:p>
          </table:table-cell>
          <table:table-cell office:value-type="float" office:value="8.65" calcext:value-type="float">
            <text:p>8.65</text:p>
          </table:table-cell>
          <table:table-cell office:value-type="float" office:value="8.15" calcext:value-type="float">
            <text:p>8.15</text:p>
          </table:table-cell>
          <table:table-cell office:value-type="float" office:value="8.24" calcext:value-type="float">
            <text:p>8.24</text:p>
          </table:table-cell>
          <table:table-cell office:value-type="float" office:value="8.15" calcext:value-type="float">
            <text:p>8.15</text:p>
          </table:table-cell>
          <table:table-cell office:value-type="float" office:value="8.24" calcext:value-type="float">
            <text:p>8.24</text:p>
          </table:table-cell>
          <table:table-cell office:value-type="float" office:value="8.17" calcext:value-type="float">
            <text:p>8.17</text:p>
          </table:table-cell>
          <table:table-cell office:value-type="float" office:value="7.88" calcext:value-type="float">
            <text:p>7.88</text:p>
          </table:table-cell>
          <table:table-cell office:value-type="float" office:value="8.26" calcext:value-type="float">
            <text:p>8.26</text:p>
          </table:table-cell>
          <table:table-cell office:value-type="float" office:value="8.11" calcext:value-type="float">
            <text:p>8.11</text:p>
          </table:table-cell>
          <table:table-cell office:value-type="float" office:value="8.21" calcext:value-type="float">
            <text:p>8.21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7.36" calcext:value-type="float">
            <text:p>7.36</text:p>
          </table:table-cell>
          <table:table-cell office:value-type="float" office:value="8.39" calcext:value-type="float">
            <text:p>8.39</text:p>
          </table:table-cell>
          <table:table-cell office:value-type="float" office:value="8.49" calcext:value-type="float">
            <text:p>8.49</text:p>
          </table:table-cell>
          <table:table-cell office:value-type="float" office:value="8.58" calcext:value-type="float">
            <text:p>8.58</text:p>
          </table:table-cell>
          <table:table-cell office:value-type="float" office:value="9.26" calcext:value-type="float">
            <text:p>9.26</text:p>
          </table:table-cell>
          <table:table-cell office:value-type="float" office:value="8.35" calcext:value-type="float">
            <text:p>8.35</text:p>
          </table:table-cell>
          <table:table-cell office:value-type="float" office:value="8.37" calcext:value-type="float">
            <text:p>8.37</text:p>
          </table:table-cell>
          <table:table-cell office:value-type="float" office:value="8.49" calcext:value-type="float">
            <text:p>8.49</text:p>
          </table:table-cell>
          <table:table-cell office:value-type="float" office:value="9.36" calcext:value-type="float">
            <text:p>9.36</text:p>
          </table:table-cell>
          <table:table-cell office:value-type="float" office:value="8.17" calcext:value-type="float">
            <text:p>8.17</text:p>
          </table:table-cell>
          <table:table-cell office:value-type="float" office:value="7.32" calcext:value-type="float">
            <text:p>7.32</text:p>
          </table:table-cell>
          <table:table-cell office:value-type="float" office:value="8.26" calcext:value-type="float">
            <text:p>8.26</text:p>
          </table:table-cell>
          <table:table-cell office:value-type="float" office:value="7.67" calcext:value-type="float">
            <text:p>7.67</text:p>
          </table:table-cell>
          <table:table-cell office:value-type="float" office:value="8.24" calcext:value-type="float">
            <text:p>8.24</text:p>
          </table:table-cell>
          <table:table-cell office:value-type="float" office:value="8.37" calcext:value-type="float">
            <text:p>8.37</text:p>
          </table:table-cell>
          <table:table-cell office:value-type="float" office:value="8.05" calcext:value-type="float">
            <text:p>8.05</text:p>
          </table:table-cell>
          <table:table-cell office:value-type="float" office:value="7.42" calcext:value-type="float">
            <text:p>7.42</text:p>
          </table:table-cell>
          <table:table-cell office:value-type="float" office:value="8.72" calcext:value-type="float">
            <text:p>8.72</text:p>
          </table:table-cell>
          <table:table-cell office:value-type="float" office:value="8.14" calcext:value-type="float">
            <text:p>8.14</text:p>
          </table:table-cell>
          <table:table-cell office:value-type="float" office:value="7.81" calcext:value-type="float">
            <text:p>7.81</text:p>
          </table:table-cell>
          <table:table-cell office:value-type="float" office:value="7.37" calcext:value-type="float">
            <text:p>7.37</text:p>
          </table:table-cell>
          <table:table-cell office:value-type="float" office:value="8.28" calcext:value-type="float">
            <text:p>8.28</text:p>
          </table:table-cell>
          <table:table-cell office:value-type="float" office:value="7.49" calcext:value-type="float">
            <text:p>7.49</text:p>
          </table:table-cell>
          <table:table-cell office:value-type="float" office:value="9.2" calcext:value-type="float">
            <text:p>9.2</text:p>
          </table:table-cell>
          <table:table-cell office:value-type="float" office:value="7.8" calcext:value-type="float">
            <text:p>7.8</text:p>
          </table:table-cell>
          <table:table-cell office:value-type="float" office:value="7.67" calcext:value-type="float">
            <text:p>7.67</text:p>
          </table:table-cell>
          <table:table-cell office:value-type="float" office:value="8.39" calcext:value-type="float">
            <text:p>8.39</text:p>
          </table:table-cell>
          <table:table-cell office:value-type="float" office:value="8.84" calcext:value-type="float">
            <text:p>8.84</text:p>
          </table:table-cell>
          <table:table-cell office:value-type="float" office:value="8.35" calcext:value-type="float">
            <text:p>8.35</text:p>
          </table:table-cell>
          <table:table-cell table:formula="of:=AVERAGE([.B13:.AY13])" office:value-type="float" office:value="8.175" calcext:value-type="float">
            <text:p>8.175</text:p>
          </table:table-cell>
          <table:table-cell/>
        </table:table-row>
        <table:table-row table:style-name="ro1">
          <table:table-cell office:value-type="string" calcext:value-type="string">
            <text:p>mg.C</text:p>
          </table:table-cell>
          <table:table-cell office:value-type="float" office:value="9.91" calcext:value-type="float">
            <text:p>9.91</text:p>
          </table:table-cell>
          <table:table-cell office:value-type="float" office:value="8.15" calcext:value-type="float">
            <text:p>8.15</text:p>
          </table:table-cell>
          <table:table-cell office:value-type="float" office:value="7.4" calcext:value-type="float">
            <text:p>7.4</text:p>
          </table:table-cell>
          <table:table-cell office:value-type="float" office:value="8.92" calcext:value-type="float">
            <text:p>8.92</text:p>
          </table:table-cell>
          <table:table-cell office:value-type="float" office:value="8.17" calcext:value-type="float">
            <text:p>8.17</text:p>
          </table:table-cell>
          <table:table-cell office:value-type="float" office:value="8.35" calcext:value-type="float">
            <text:p>8.35</text:p>
          </table:table-cell>
          <table:table-cell office:value-type="float" office:value="9" calcext:value-type="float">
            <text:p>9</text:p>
          </table:table-cell>
          <table:table-cell office:value-type="float" office:value="8.92" calcext:value-type="float">
            <text:p>8.92</text:p>
          </table:table-cell>
          <table:table-cell office:value-type="float" office:value="8.07" calcext:value-type="float">
            <text:p>8.07</text:p>
          </table:table-cell>
          <table:table-cell office:value-type="float" office:value="8.58" calcext:value-type="float">
            <text:p>8.58</text:p>
          </table:table-cell>
          <table:table-cell office:value-type="float" office:value="8.17" calcext:value-type="float">
            <text:p>8.17</text:p>
          </table:table-cell>
          <table:table-cell office:value-type="float" office:value="7.76" calcext:value-type="float">
            <text:p>7.76</text:p>
          </table:table-cell>
          <table:table-cell office:value-type="float" office:value="8.21" calcext:value-type="float">
            <text:p>8.21</text:p>
          </table:table-cell>
          <table:table-cell office:value-type="float" office:value="8.1" calcext:value-type="float">
            <text:p>8.1</text:p>
          </table:table-cell>
          <table:table-cell office:value-type="float" office:value="7.95" calcext:value-type="float">
            <text:p>7.95</text:p>
          </table:table-cell>
          <table:table-cell office:value-type="float" office:value="8.46" calcext:value-type="float">
            <text:p>8.46</text:p>
          </table:table-cell>
          <table:table-cell office:value-type="float" office:value="8.12" calcext:value-type="float">
            <text:p>8.12</text:p>
          </table:table-cell>
          <table:table-cell office:value-type="float" office:value="9.26" calcext:value-type="float">
            <text:p>9.26</text:p>
          </table:table-cell>
          <table:table-cell office:value-type="float" office:value="9.8" calcext:value-type="float">
            <text:p>9.8</text:p>
          </table:table-cell>
          <table:table-cell office:value-type="float" office:value="8.49" calcext:value-type="float">
            <text:p>8.49</text:p>
          </table:table-cell>
          <table:table-cell office:value-type="float" office:value="7.94" calcext:value-type="float">
            <text:p>7.94</text:p>
          </table:table-cell>
          <table:table-cell office:value-type="float" office:value="7.68" calcext:value-type="float">
            <text:p>7.68</text:p>
          </table:table-cell>
          <table:table-cell office:value-type="float" office:value="9.15" calcext:value-type="float">
            <text:p>9.15</text:p>
          </table:table-cell>
          <table:table-cell office:value-type="float" office:value="7.83" calcext:value-type="float">
            <text:p>7.83</text:p>
          </table:table-cell>
          <table:table-cell office:value-type="float" office:value="9.7" calcext:value-type="float">
            <text:p>9.7</text:p>
          </table:table-cell>
          <table:table-cell office:value-type="float" office:value="8.59" calcext:value-type="float">
            <text:p>8.59</text:p>
          </table:table-cell>
          <table:table-cell office:value-type="float" office:value="8.34" calcext:value-type="float">
            <text:p>8.34</text:p>
          </table:table-cell>
          <table:table-cell office:value-type="float" office:value="7.86" calcext:value-type="float">
            <text:p>7.86</text:p>
          </table:table-cell>
          <table:table-cell office:value-type="float" office:value="7.93" calcext:value-type="float">
            <text:p>7.93</text:p>
          </table:table-cell>
          <table:table-cell office:value-type="float" office:value="8.02" calcext:value-type="float">
            <text:p>8.02</text:p>
          </table:table-cell>
          <table:table-cell office:value-type="float" office:value="8.17" calcext:value-type="float">
            <text:p>8.17</text:p>
          </table:table-cell>
          <table:table-cell office:value-type="float" office:value="8.81" calcext:value-type="float">
            <text:p>8.81</text:p>
          </table:table-cell>
          <table:table-cell office:value-type="float" office:value="8.74" calcext:value-type="float">
            <text:p>8.74</text:p>
          </table:table-cell>
          <table:table-cell office:value-type="float" office:value="8.62" calcext:value-type="float">
            <text:p>8.62</text:p>
          </table:table-cell>
          <table:table-cell office:value-type="float" office:value="7.96" calcext:value-type="float">
            <text:p>7.96</text:p>
          </table:table-cell>
          <table:table-cell office:value-type="float" office:value="8.77" calcext:value-type="float">
            <text:p>8.77</text:p>
          </table:table-cell>
          <table:table-cell office:value-type="float" office:value="8.57" calcext:value-type="float">
            <text:p>8.57</text:p>
          </table:table-cell>
          <table:table-cell office:value-type="float" office:value="8.02" calcext:value-type="float">
            <text:p>8.02</text:p>
          </table:table-cell>
          <table:table-cell office:value-type="float" office:value="8.29" calcext:value-type="float">
            <text:p>8.29</text:p>
          </table:table-cell>
          <table:table-cell office:value-type="float" office:value="8.75" calcext:value-type="float">
            <text:p>8.75</text:p>
          </table:table-cell>
          <table:table-cell office:value-type="float" office:value="8.11" calcext:value-type="float">
            <text:p>8.11</text:p>
          </table:table-cell>
          <table:table-cell office:value-type="float" office:value="8.85" calcext:value-type="float">
            <text:p>8.85</text:p>
          </table:table-cell>
          <table:table-cell office:value-type="float" office:value="7.55" calcext:value-type="float">
            <text:p>7.55</text:p>
          </table:table-cell>
          <table:table-cell office:value-type="float" office:value="7.2" calcext:value-type="float">
            <text:p>7.2</text:p>
          </table:table-cell>
          <table:table-cell office:value-type="float" office:value="7.98" calcext:value-type="float">
            <text:p>7.98</text:p>
          </table:table-cell>
          <table:table-cell office:value-type="float" office:value="8.11" calcext:value-type="float">
            <text:p>8.11</text:p>
          </table:table-cell>
          <table:table-cell office:value-type="float" office:value="8.88" calcext:value-type="float">
            <text:p>8.88</text:p>
          </table:table-cell>
          <table:table-cell office:value-type="float" office:value="7.62" calcext:value-type="float">
            <text:p>7.62</text:p>
          </table:table-cell>
          <table:table-cell office:value-type="float" office:value="8.24" calcext:value-type="float">
            <text:p>8.2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/>
          <table:table-cell table:formula="of:=[.B14]/[.$AZ13]" office:value-type="float" office:value="1.21223241590214" calcext:value-type="float">
            <text:p>1.21223241590214</text:p>
          </table:table-cell>
          <table:table-cell table:formula="of:=[.C14]/[.$AZ13]" office:value-type="float" office:value="0.996941896024465" calcext:value-type="float">
            <text:p>0.996941896024465</text:p>
          </table:table-cell>
          <table:table-cell table:formula="of:=[.D14]/[.$AZ13]" office:value-type="float" office:value="0.905198776758409" calcext:value-type="float">
            <text:p>0.905198776758409</text:p>
          </table:table-cell>
          <table:table-cell table:formula="of:=[.E14]/[.$AZ13]" office:value-type="float" office:value="1.09113149847095" calcext:value-type="float">
            <text:p>1.09113149847095</text:p>
          </table:table-cell>
          <table:table-cell table:formula="of:=[.F14]/[.$AZ13]" office:value-type="float" office:value="0.999388379204893" calcext:value-type="float">
            <text:p>0.999388379204893</text:p>
          </table:table-cell>
          <table:table-cell table:formula="of:=[.G14]/[.$AZ13]" office:value-type="float" office:value="1.02140672782875" calcext:value-type="float">
            <text:p>1.02140672782875</text:p>
          </table:table-cell>
          <table:table-cell table:formula="of:=[.H14]/[.$AZ13]" office:value-type="float" office:value="1.10091743119266" calcext:value-type="float">
            <text:p>1.10091743119266</text:p>
          </table:table-cell>
          <table:table-cell table:formula="of:=[.I14]/[.$AZ13]" office:value-type="float" office:value="1.09113149847095" calcext:value-type="float">
            <text:p>1.09113149847095</text:p>
          </table:table-cell>
          <table:table-cell table:formula="of:=[.J14]/[.$AZ13]" office:value-type="float" office:value="0.987155963302752" calcext:value-type="float">
            <text:p>0.987155963302752</text:p>
          </table:table-cell>
          <table:table-cell table:formula="of:=[.K14]/[.$AZ13]" office:value-type="float" office:value="1.04954128440367" calcext:value-type="float">
            <text:p>1.04954128440367</text:p>
          </table:table-cell>
          <table:table-cell table:formula="of:=[.L14]/[.$AZ13]" office:value-type="float" office:value="0.999388379204893" calcext:value-type="float">
            <text:p>0.999388379204893</text:p>
          </table:table-cell>
          <table:table-cell table:formula="of:=[.M14]/[.$AZ13]" office:value-type="float" office:value="0.949235474006116" calcext:value-type="float">
            <text:p>0.949235474006116</text:p>
          </table:table-cell>
          <table:table-cell table:formula="of:=[.N14]/[.$AZ13]" office:value-type="float" office:value="1.00428134556575" calcext:value-type="float">
            <text:p>1.00428134556575</text:p>
          </table:table-cell>
          <table:table-cell table:formula="of:=[.O14]/[.$AZ13]" office:value-type="float" office:value="0.990825688073394" calcext:value-type="float">
            <text:p>0.990825688073394</text:p>
          </table:table-cell>
          <table:table-cell table:formula="of:=[.P14]/[.$AZ13]" office:value-type="float" office:value="0.972477064220183" calcext:value-type="float">
            <text:p>0.972477064220183</text:p>
          </table:table-cell>
          <table:table-cell table:formula="of:=[.Q14]/[.$AZ13]" office:value-type="float" office:value="1.0348623853211" calcext:value-type="float">
            <text:p>1.0348623853211</text:p>
          </table:table-cell>
          <table:table-cell table:formula="of:=[.R14]/[.$AZ13]" office:value-type="float" office:value="0.993272171253822" calcext:value-type="float">
            <text:p>0.993272171253822</text:p>
          </table:table-cell>
          <table:table-cell table:formula="of:=[.S14]/[.$AZ13]" office:value-type="float" office:value="1.13272171253823" calcext:value-type="float">
            <text:p>1.13272171253823</text:p>
          </table:table-cell>
          <table:table-cell table:formula="of:=[.T14]/[.$AZ13]" office:value-type="float" office:value="1.19877675840979" calcext:value-type="float">
            <text:p>1.19877675840979</text:p>
          </table:table-cell>
          <table:table-cell table:formula="of:=[.U14]/[.$AZ13]" office:value-type="float" office:value="1.03853211009174" calcext:value-type="float">
            <text:p>1.03853211009174</text:p>
          </table:table-cell>
          <table:table-cell table:formula="of:=[.V14]/[.$AZ13]" office:value-type="float" office:value="0.971253822629969" calcext:value-type="float">
            <text:p>0.971253822629969</text:p>
          </table:table-cell>
          <table:table-cell table:formula="of:=[.W14]/[.$AZ13]" office:value-type="float" office:value="0.939449541284403" calcext:value-type="float">
            <text:p>0.939449541284403</text:p>
          </table:table-cell>
          <table:table-cell table:formula="of:=[.X14]/[.$AZ13]" office:value-type="float" office:value="1.11926605504587" calcext:value-type="float">
            <text:p>1.11926605504587</text:p>
          </table:table-cell>
          <table:table-cell table:formula="of:=[.Y14]/[.$AZ13]" office:value-type="float" office:value="0.957798165137614" calcext:value-type="float">
            <text:p>0.957798165137614</text:p>
          </table:table-cell>
          <table:table-cell table:formula="of:=[.Z14]/[.$AZ13]" office:value-type="float" office:value="1.18654434250764" calcext:value-type="float">
            <text:p>1.18654434250764</text:p>
          </table:table-cell>
          <table:table-cell table:formula="of:=[.AA14]/[.$AZ13]" office:value-type="float" office:value="1.05076452599388" calcext:value-type="float">
            <text:p>1.05076452599388</text:p>
          </table:table-cell>
          <table:table-cell table:formula="of:=[.AB14]/[.$AZ13]" office:value-type="float" office:value="1.02018348623853" calcext:value-type="float">
            <text:p>1.02018348623853</text:p>
          </table:table-cell>
          <table:table-cell table:formula="of:=[.AC14]/[.$AZ13]" office:value-type="float" office:value="0.961467889908257" calcext:value-type="float">
            <text:p>0.961467889908257</text:p>
          </table:table-cell>
          <table:table-cell table:formula="of:=[.AD14]/[.$AZ13]" office:value-type="float" office:value="0.970030581039755" calcext:value-type="float">
            <text:p>0.970030581039755</text:p>
          </table:table-cell>
          <table:table-cell table:formula="of:=[.AE14]/[.$AZ13]" office:value-type="float" office:value="0.981039755351682" calcext:value-type="float">
            <text:p>0.981039755351682</text:p>
          </table:table-cell>
          <table:table-cell table:formula="of:=[.AF14]/[.$AZ13]" office:value-type="float" office:value="0.999388379204893" calcext:value-type="float">
            <text:p>0.999388379204893</text:p>
          </table:table-cell>
          <table:table-cell table:formula="of:=[.AG14]/[.$AZ13]" office:value-type="float" office:value="1.07767584097859" calcext:value-type="float">
            <text:p>1.07767584097859</text:p>
          </table:table-cell>
          <table:table-cell table:formula="of:=[.AH14]/[.$AZ13]" office:value-type="float" office:value="1.06911314984709" calcext:value-type="float">
            <text:p>1.06911314984709</text:p>
          </table:table-cell>
          <table:table-cell table:formula="of:=[.AI14]/[.$AZ13]" office:value-type="float" office:value="1.05443425076453" calcext:value-type="float">
            <text:p>1.05443425076453</text:p>
          </table:table-cell>
          <table:table-cell table:formula="of:=[.AJ14]/[.$AZ13]" office:value-type="float" office:value="0.973700305810397" calcext:value-type="float">
            <text:p>0.973700305810397</text:p>
          </table:table-cell>
          <table:table-cell table:formula="of:=[.AK14]/[.$AZ13]" office:value-type="float" office:value="1.07278287461774" calcext:value-type="float">
            <text:p>1.07278287461774</text:p>
          </table:table-cell>
          <table:table-cell table:formula="of:=[.AL14]/[.$AZ13]" office:value-type="float" office:value="1.04831804281346" calcext:value-type="float">
            <text:p>1.04831804281346</text:p>
          </table:table-cell>
          <table:table-cell table:formula="of:=[.AM14]/[.$AZ13]" office:value-type="float" office:value="0.981039755351682" calcext:value-type="float">
            <text:p>0.981039755351682</text:p>
          </table:table-cell>
          <table:table-cell table:formula="of:=[.AN14]/[.$AZ13]" office:value-type="float" office:value="1.01406727828746" calcext:value-type="float">
            <text:p>1.01406727828746</text:p>
          </table:table-cell>
          <table:table-cell table:formula="of:=[.AO14]/[.$AZ13]" office:value-type="float" office:value="1.07033639143731" calcext:value-type="float">
            <text:p>1.07033639143731</text:p>
          </table:table-cell>
          <table:table-cell table:formula="of:=[.AP14]/[.$AZ13]" office:value-type="float" office:value="0.992048929663608" calcext:value-type="float">
            <text:p>0.992048929663608</text:p>
          </table:table-cell>
          <table:table-cell table:formula="of:=[.AQ14]/[.$AZ13]" office:value-type="float" office:value="1.08256880733945" calcext:value-type="float">
            <text:p>1.08256880733945</text:p>
          </table:table-cell>
          <table:table-cell table:formula="of:=[.AR14]/[.$AZ13]" office:value-type="float" office:value="0.92354740061162" calcext:value-type="float">
            <text:p>0.92354740061162</text:p>
          </table:table-cell>
          <table:table-cell table:formula="of:=[.AS14]/[.$AZ13]" office:value-type="float" office:value="0.880733944954128" calcext:value-type="float">
            <text:p>0.880733944954128</text:p>
          </table:table-cell>
          <table:table-cell table:formula="of:=[.AT14]/[.$AZ13]" office:value-type="float" office:value="0.976146788990825" calcext:value-type="float">
            <text:p>0.976146788990825</text:p>
          </table:table-cell>
          <table:table-cell table:formula="of:=[.AU14]/[.$AZ13]" office:value-type="float" office:value="0.992048929663608" calcext:value-type="float">
            <text:p>0.992048929663608</text:p>
          </table:table-cell>
          <table:table-cell table:formula="of:=[.AV14]/[.$AZ13]" office:value-type="float" office:value="1.08623853211009" calcext:value-type="float">
            <text:p>1.08623853211009</text:p>
          </table:table-cell>
          <table:table-cell table:formula="of:=[.AW14]/[.$AZ13]" office:value-type="float" office:value="0.932110091743119" calcext:value-type="float">
            <text:p>0.932110091743119</text:p>
          </table:table-cell>
          <table:table-cell table:formula="of:=[.AX14]/[.$AZ13]" office:value-type="float" office:value="1.00795107033639" calcext:value-type="float">
            <text:p>1.00795107033639</text:p>
          </table:table-cell>
          <table:table-cell table:formula="of:=[.AY14]/[.$AZ13]" office:value-type="float" office:value="0.891743119266055" calcext:value-type="float">
            <text:p>0.891743119266055</text:p>
          </table:table-cell>
          <table:table-cell table:style-name="ce1" table:formula="of:=AVERAGE([.B15:.AY15])" office:value-type="float" office:value="1.02106422018349" calcext:value-type="float">
            <text:p>1.0211</text:p>
          </table:table-cell>
          <table:table-cell table:style-name="ce1" table:formula="of:=STDEV([.B15:.AY15])" office:value-type="float" office:value="0.073550372241322" calcext:value-type="float">
            <text:p>0.0736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office:value-type="string" calcext:value-type="string">
            <text:p>sp.A</text:p>
          </table:table-cell>
          <table:table-cell office:value-type="float" office:value="61.54" calcext:value-type="float">
            <text:p>61.54</text:p>
          </table:table-cell>
          <table:table-cell office:value-type="float" office:value="61.97" calcext:value-type="float">
            <text:p>61.97</text:p>
          </table:table-cell>
          <table:table-cell office:value-type="float" office:value="63.07" calcext:value-type="float">
            <text:p>63.07</text:p>
          </table:table-cell>
          <table:table-cell office:value-type="float" office:value="61.82" calcext:value-type="float">
            <text:p>61.82</text:p>
          </table:table-cell>
          <table:table-cell office:value-type="float" office:value="60.78" calcext:value-type="float">
            <text:p>60.78</text:p>
          </table:table-cell>
          <table:table-cell office:value-type="float" office:value="68.67" calcext:value-type="float">
            <text:p>68.67</text:p>
          </table:table-cell>
          <table:table-cell office:value-type="float" office:value="64.9" calcext:value-type="float">
            <text:p>64.9</text:p>
          </table:table-cell>
          <table:table-cell office:value-type="float" office:value="61.16" calcext:value-type="float">
            <text:p>61.16</text:p>
          </table:table-cell>
          <table:table-cell office:value-type="float" office:value="60.57" calcext:value-type="float">
            <text:p>60.57</text:p>
          </table:table-cell>
          <table:table-cell office:value-type="float" office:value="63.25" calcext:value-type="float">
            <text:p>63.25</text:p>
          </table:table-cell>
          <table:table-cell office:value-type="float" office:value="62.07" calcext:value-type="float">
            <text:p>62.07</text:p>
          </table:table-cell>
          <table:table-cell office:value-type="float" office:value="62.29" calcext:value-type="float">
            <text:p>62.29</text:p>
          </table:table-cell>
          <table:table-cell office:value-type="float" office:value="59.75" calcext:value-type="float">
            <text:p>59.75</text:p>
          </table:table-cell>
          <table:table-cell office:value-type="float" office:value="59.71" calcext:value-type="float">
            <text:p>59.71</text:p>
          </table:table-cell>
          <table:table-cell office:value-type="float" office:value="62.18" calcext:value-type="float">
            <text:p>62.18</text:p>
          </table:table-cell>
          <table:table-cell office:value-type="float" office:value="63.31" calcext:value-type="float">
            <text:p>63.31</text:p>
          </table:table-cell>
          <table:table-cell office:value-type="float" office:value="60.67" calcext:value-type="float">
            <text:p>60.67</text:p>
          </table:table-cell>
          <table:table-cell office:value-type="float" office:value="60.7" calcext:value-type="float">
            <text:p>60.7</text:p>
          </table:table-cell>
          <table:table-cell office:value-type="float" office:value="62.29" calcext:value-type="float">
            <text:p>62.29</text:p>
          </table:table-cell>
          <table:table-cell office:value-type="float" office:value="61.55" calcext:value-type="float">
            <text:p>61.55</text:p>
          </table:table-cell>
          <table:table-cell table:formula="of:=AVERAGE([.B17:.U17])" office:value-type="float" office:value="62.1125" calcext:value-type="float">
            <text:p>62.112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p.A</text:p>
          </table:table-cell>
          <table:table-cell office:value-type="float" office:value="81.77" calcext:value-type="float">
            <text:p>81.77</text:p>
          </table:table-cell>
          <table:table-cell office:value-type="float" office:value="87.64" calcext:value-type="float">
            <text:p>87.64</text:p>
          </table:table-cell>
          <table:table-cell office:value-type="float" office:value="82.02" calcext:value-type="float">
            <text:p>82.02</text:p>
          </table:table-cell>
          <table:table-cell office:value-type="float" office:value="85.07" calcext:value-type="float">
            <text:p>85.07</text:p>
          </table:table-cell>
          <table:table-cell office:value-type="float" office:value="86.13" calcext:value-type="float">
            <text:p>86.13</text:p>
          </table:table-cell>
          <table:table-cell office:value-type="float" office:value="79.69" calcext:value-type="float">
            <text:p>79.69</text:p>
          </table:table-cell>
          <table:table-cell office:value-type="float" office:value="88.61" calcext:value-type="float">
            <text:p>88.61</text:p>
          </table:table-cell>
          <table:table-cell office:value-type="float" office:value="79.2" calcext:value-type="float">
            <text:p>79.2</text:p>
          </table:table-cell>
          <table:table-cell office:value-type="float" office:value="82.84" calcext:value-type="float">
            <text:p>82.84</text:p>
          </table:table-cell>
          <table:table-cell office:value-type="float" office:value="83.49" calcext:value-type="float">
            <text:p>83.49</text:p>
          </table:table-cell>
          <table:table-cell office:value-type="float" office:value="91.85" calcext:value-type="float">
            <text:p>91.85</text:p>
          </table:table-cell>
          <table:table-cell office:value-type="float" office:value="88.16" calcext:value-type="float">
            <text:p>88.16</text:p>
          </table:table-cell>
          <table:table-cell office:value-type="float" office:value="80.97" calcext:value-type="float">
            <text:p>80.97</text:p>
          </table:table-cell>
          <table:table-cell office:value-type="float" office:value="87.17" calcext:value-type="float">
            <text:p>87.17</text:p>
          </table:table-cell>
          <table:table-cell office:value-type="float" office:value="79.54" calcext:value-type="float">
            <text:p>79.54</text:p>
          </table:table-cell>
          <table:table-cell office:value-type="float" office:value="78.53" calcext:value-type="float">
            <text:p>78.53</text:p>
          </table:table-cell>
          <table:table-cell office:value-type="float" office:value="84.58" calcext:value-type="float">
            <text:p>84.58</text:p>
          </table:table-cell>
          <table:table-cell office:value-type="float" office:value="84.11" calcext:value-type="float">
            <text:p>84.11</text:p>
          </table:table-cell>
          <table:table-cell office:value-type="float" office:value="84.79" calcext:value-type="float">
            <text:p>84.79</text:p>
          </table:table-cell>
          <table:table-cell office:value-type="float" office:value="83.32" calcext:value-type="float">
            <text:p>83.32</text:p>
          </table:table-cell>
          <table:table-cell table:number-columns-repeated="32"/>
        </table:table-row>
        <table:table-row table:style-name="ro1">
          <table:table-cell/>
          <table:table-cell table:formula="of:=[.B18]/[.$V17]" office:value-type="float" office:value="1.31648218957537" calcext:value-type="float">
            <text:p>1.31648218957537</text:p>
          </table:table-cell>
          <table:table-cell table:formula="of:=[.C18]/[.$V17]" office:value-type="float" office:value="1.41098812638358" calcext:value-type="float">
            <text:p>1.41098812638358</text:p>
          </table:table-cell>
          <table:table-cell table:formula="of:=[.D18]/[.$V17]" office:value-type="float" office:value="1.32050714429463" calcext:value-type="float">
            <text:p>1.32050714429463</text:p>
          </table:table-cell>
          <table:table-cell table:formula="of:=[.E18]/[.$V17]" office:value-type="float" office:value="1.36961159186959" calcext:value-type="float">
            <text:p>1.36961159186959</text:p>
          </table:table-cell>
          <table:table-cell table:formula="of:=[.F18]/[.$V17]" office:value-type="float" office:value="1.38667739987925" calcext:value-type="float">
            <text:p>1.38667739987925</text:p>
          </table:table-cell>
          <table:table-cell table:formula="of:=[.G18]/[.$V17]" office:value-type="float" office:value="1.28299456631113" calcext:value-type="float">
            <text:p>1.28299456631113</text:p>
          </table:table-cell>
          <table:table-cell table:formula="of:=[.H18]/[.$V17]" office:value-type="float" office:value="1.4266049506943" calcext:value-type="float">
            <text:p>1.4266049506943</text:p>
          </table:table-cell>
          <table:table-cell table:formula="of:=[.I18]/[.$V17]" office:value-type="float" office:value="1.27510565506138" calcext:value-type="float">
            <text:p>1.27510565506138</text:p>
          </table:table-cell>
          <table:table-cell table:formula="of:=[.J18]/[.$V17]" office:value-type="float" office:value="1.3337089957738" calcext:value-type="float">
            <text:p>1.3337089957738</text:p>
          </table:table-cell>
          <table:table-cell table:formula="of:=[.K18]/[.$V17]" office:value-type="float" office:value="1.34417387804387" calcext:value-type="float">
            <text:p>1.34417387804387</text:p>
          </table:table-cell>
          <table:table-cell table:formula="of:=[.L18]/[.$V17]" office:value-type="float" office:value="1.47876836385591" calcext:value-type="float">
            <text:p>1.47876836385591</text:p>
          </table:table-cell>
          <table:table-cell table:formula="of:=[.M18]/[.$V17]" office:value-type="float" office:value="1.41936003219964" calcext:value-type="float">
            <text:p>1.41936003219964</text:p>
          </table:table-cell>
          <table:table-cell table:formula="of:=[.N18]/[.$V17]" office:value-type="float" office:value="1.30360233447374" calcext:value-type="float">
            <text:p>1.30360233447374</text:p>
          </table:table-cell>
          <table:table-cell table:formula="of:=[.O18]/[.$V17]" office:value-type="float" office:value="1.40342121151137" calcext:value-type="float">
            <text:p>1.40342121151137</text:p>
          </table:table-cell>
          <table:table-cell table:formula="of:=[.P18]/[.$V17]" office:value-type="float" office:value="1.28057959347957" calcext:value-type="float">
            <text:p>1.28057959347957</text:p>
          </table:table-cell>
          <table:table-cell table:formula="of:=[.Q18]/[.$V17]" office:value-type="float" office:value="1.26431877641377" calcext:value-type="float">
            <text:p>1.26431877641377</text:p>
          </table:table-cell>
          <table:table-cell table:formula="of:=[.R18]/[.$V17]" office:value-type="float" office:value="1.36172268061984" calcext:value-type="float">
            <text:p>1.36172268061984</text:p>
          </table:table-cell>
          <table:table-cell table:formula="of:=[.S18]/[.$V17]" office:value-type="float" office:value="1.35415576574764" calcext:value-type="float">
            <text:p>1.35415576574764</text:p>
          </table:table-cell>
          <table:table-cell table:formula="of:=[.T18]/[.$V17]" office:value-type="float" office:value="1.36510364258402" calcext:value-type="float">
            <text:p>1.36510364258402</text:p>
          </table:table-cell>
          <table:table-cell table:formula="of:=[.U18]/[.$V17]" office:value-type="float" office:value="1.34143690883478" calcext:value-type="float">
            <text:p>1.34143690883478</text:p>
          </table:table-cell>
          <table:table-cell table:style-name="ce1" table:formula="of:=AVERAGE([.B19:.U19])" office:value-type="float" office:value="1.35196619038036" calcext:value-type="float">
            <text:p>1.3520</text:p>
          </table:table-cell>
          <table:table-cell table:style-name="ce1" table:formula="of:=STDEV([.B19:.U19])" office:value-type="float" office:value="0.0574214244590984" calcext:value-type="float">
            <text:p>0.0574</text:p>
          </table:table-cell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number-columns-repeated="51"/>
          <table:table-cell table:style-name="ce1" table:number-columns-repeated="2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number-columns-repeated="51"/>
          <table:table-cell table:style-name="ce1" table:number-columns-repeated="2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number-columns-repeated="51"/>
          <table:table-cell table:style-name="ce1" table:number-columns-repeated="2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number-columns-repeated="51"/>
          <table:table-cell table:style-name="ce1" table:number-columns-repeated="2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number-columns-repeated="51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4:26:15.902201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9T01:42:36.133170477</meta:creation-date>
    <dc:date>2020-05-09T14:39:02.113979197</dc:date>
    <meta:editing-duration>PT33M48S</meta:editing-duration>
    <meta:editing-cycles>4</meta:editing-cycles>
    <meta:generator>LibreOffice/6.3.5.2$Linux_X86_64 LibreOffice_project/30$Build-2</meta:generator>
    <meta:document-statistic meta:table-count="1" meta:cell-count="685" meta:object-count="0"/>
  </office:meta>
</office:document-meta>
</file>